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638c22" fo:hyphenate="false" fo:hyphenation-remain-char-count="2" fo:hyphenation-push-char-count="2"/>
    </style:style>
    <style:style style:name="P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66ff48" fo:hyphenate="false" fo:hyphenation-remain-char-count="2" fo:hyphenation-push-char-count="2"/>
    </style:style>
    <style:style style:name="P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67d680" fo:hyphenate="false" fo:hyphenation-remain-char-count="2" fo:hyphenation-push-char-count="2"/>
    </style:style>
    <style:style style:name="P5"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fo:hyphenate="false" fo:hyphenation-remain-char-count="2" fo:hyphenation-push-char-count="2"/>
    </style:style>
    <style:style style:name="P6"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03b62d6" fo:hyphenate="false" fo:hyphenation-remain-char-count="2" fo:hyphenation-push-char-count="2"/>
    </style:style>
    <style:style style:name="P7"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06e2f9e" fo:hyphenate="false" fo:hyphenation-remain-char-count="2" fo:hyphenation-push-char-count="2"/>
    </style:style>
    <style:style style:name="P8"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9"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 fo:font-size="12pt" fo:language="en" fo:country="US" fo:font-style="normal" style:font-size-asian="12pt" style:font-style-asian="normal" style:font-size-complex="12pt" style:font-style-complex="normal" fo:hyphenate="false" fo:hyphenation-remain-char-count="2" fo:hyphenation-push-char-count="2"/>
    </style:style>
    <style:style style:name="P10" style:family="paragraph" style:parent-style-name="Standard" style:master-page-name="Standard">
      <style:paragraph-properties fo:margin-top="0cm" fo:margin-bottom="0.282cm" loext:contextual-spacing="false" fo:line-height="150%" fo:text-align="justify" style:justify-single-word="false" fo:orphans="2" fo:widows="2" fo:hyphenation-ladder-count="no-limit" style:page-number="auto" style:writing-mode="lr-tb"/>
      <style:text-properties fo:hyphenate="false" fo:hyphenation-remain-char-count="2" fo:hyphenation-push-char-count="2"/>
    </style:style>
    <style:style style:name="P1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italic" fo:font-weight="bold" officeooo:paragraph-rsid="00619536" style:font-size-asian="12pt" style:font-style-asian="italic" style:font-weight-asian="bold" style:font-size-complex="12pt" style:font-style-complex="italic" style:font-weight-complex="bold" fo:hyphenate="false" fo:hyphenation-remain-char-count="2" fo:hyphenation-push-char-count="2"/>
    </style:style>
    <style:style style:name="P1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color="#00000a" style:text-outline="false" style:text-line-through-style="none" style:text-line-through-type="none" style:font-name="Times New Roman" fo:font-size="12pt" fo:letter-spacing="normal" fo:font-style="normal" fo:text-shadow="none" style:text-underline-style="none" fo:font-weight="normal" officeooo:rsid="003c0638" officeooo:paragraph-rsid="004cda2a" style:letter-kerning="true" style:font-size-asian="12pt" style:font-style-asian="normal" style:font-weight-asian="normal" style:font-size-complex="12pt" style:text-emphasize="none" fo:hyphenate="false" fo:hyphenation-remain-char-count="2" fo:hyphenation-push-char-count="2"/>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2" style:family="text">
      <style:text-properties style:font-name="times new roman" fo:font-size="12pt" fo:language="en" fo:country="US" fo:font-style="italic" style:font-size-asian="12pt" style:font-style-asian="italic" style:font-size-complex="12pt" style:font-style-complex="italic"/>
    </style:style>
    <style:style style:name="T3"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7" style:family="text">
      <style:text-properties style:font-name="times new roman"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4" style:family="text">
      <style:text-properties style:font-name="times new roman"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n" fo:country="US" fo:font-style="normal" fo:font-weight="normal" officeooo:rsid="003aea30"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US" fo:font-style="normal" fo:font-weight="normal" officeooo:rsid="00584fa6"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fo:font-weight="normal" officeooo:rsid="0059c8b7" style:font-size-asian="12pt" style:font-style-asian="normal" style:font-weight-asian="normal" style:font-size-complex="12pt" style:font-style-complex="normal" style:font-weight-complex="normal"/>
    </style:style>
    <style:style style:name="T18" style:family="text">
      <style:text-properties style:font-name="times new roman" fo:font-size="12pt" fo:language="en" fo:country="US" fo:font-style="normal" fo:font-weight="normal" officeooo:rsid="005b0ad8"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US" fo:font-style="normal" fo:font-weight="normal" officeooo:rsid="005bce0b" style:font-size-asian="12pt" style:font-style-asian="normal" style:font-weight-asian="normal" style:font-size-complex="12pt" style:font-style-complex="normal" style:font-weight-complex="normal"/>
    </style:style>
    <style:style style:name="T20" style:family="text">
      <style:text-properties style:font-name="times new roman" fo:font-size="12pt" fo:language="en" fo:country="US" fo:font-style="normal" fo:font-weight="normal" officeooo:rsid="005c4f41" style:font-size-asian="12pt" style:font-style-asian="normal" style:font-weight-asian="normal" style:font-size-complex="12pt" style:font-style-complex="normal" style:font-weight-complex="normal"/>
    </style:style>
    <style:style style:name="T21" style:family="text">
      <style:text-properties style:font-name="times new roman" fo:font-size="12pt" fo:language="en" fo:country="US" fo:font-style="normal" fo:font-weight="normal" officeooo:rsid="005c77d1"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en" fo:country="US" fo:font-style="normal" fo:font-weight="normal" officeooo:rsid="005d637e"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en" fo:country="US" fo:font-style="normal" fo:font-weight="normal" officeooo:rsid="005db0a7" style:font-size-asian="12pt" style:font-style-asian="normal" style:font-weight-asian="normal" style:font-size-complex="12pt" style:font-style-complex="normal" style:font-weight-complex="normal"/>
    </style:style>
    <style:style style:name="T24" style:family="text">
      <style:text-properties style:font-name="times new roman" fo:font-size="12pt" fo:language="en" fo:country="US" fo:font-style="normal" fo:font-weight="normal" officeooo:rsid="0060e0f7" style:font-size-asian="12pt" style:font-style-asian="normal" style:font-weight-asian="normal" style:font-size-complex="12pt" style:font-style-complex="normal" style:font-weight-complex="normal"/>
    </style:style>
    <style:style style:name="T25" style:family="text">
      <style:text-properties style:font-name="times new roman" fo:font-size="12pt" fo:language="en" fo:country="US" fo:font-style="normal" fo:font-weight="normal" officeooo:rsid="0060e509" style:font-size-asian="12pt" style:font-style-asian="normal" style:font-weight-asian="normal" style:font-size-complex="12pt" style:font-style-complex="normal" style:font-weight-complex="normal"/>
    </style:style>
    <style:style style:name="T26" style:family="text">
      <style:text-properties style:font-name="times new roman" fo:font-size="12pt" fo:language="en" fo:country="US" fo:font-style="normal" fo:font-weight="normal" officeooo:rsid="00619536" style:font-size-asian="12pt" style:font-style-asian="normal" style:font-weight-asian="normal" style:font-size-complex="12pt" style:font-style-complex="normal" style:font-weight-complex="normal"/>
    </style:style>
    <style:style style:name="T27" style:family="text">
      <style:text-properties style:font-name="times new roman" fo:font-size="12pt" fo:language="en" fo:country="US" fo:font-style="normal" fo:font-weight="normal" officeooo:rsid="00638c22" style:font-size-asian="12pt" style:font-style-asian="normal" style:font-weight-asian="normal" style:font-size-complex="12pt" style:font-style-complex="normal" style:font-weight-complex="normal"/>
    </style:style>
    <style:style style:name="T28" style:family="text">
      <style:text-properties style:font-name="times new roman"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29" style:family="text">
      <style:text-properties style:font-name="times new roman" fo:font-size="12pt" fo:language="en" fo:country="US" fo:font-style="normal" fo:font-weight="normal" officeooo:rsid="0065289b"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en" fo:country="US" fo:font-style="normal" fo:font-weight="normal" officeooo:rsid="0066ff48" style:font-size-asian="12pt" style:font-style-asian="normal" style:font-weight-asian="normal" style:font-size-complex="12pt" style:font-style-complex="normal" style:font-weight-complex="normal"/>
    </style:style>
    <style:style style:name="T31" style:family="text">
      <style:text-properties style:font-name="times new roman" fo:font-size="12pt" fo:language="en" fo:country="US" fo:font-style="normal" fo:font-weight="normal" officeooo:rsid="00674b39"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en" fo:country="US" fo:font-style="normal" fo:font-weight="normal" officeooo:rsid="0067d680"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en" fo:country="US" fo:font-style="normal" fo:font-weight="normal" officeooo:rsid="006932fe"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en" fo:country="US" fo:font-style="normal" fo:font-weight="normal" officeooo:rsid="006b11ac" style:font-size-asian="12pt" style:font-style-asian="normal" style:font-weight-asian="normal" style:font-size-complex="12pt" style:font-style-complex="normal" style:font-weight-complex="normal"/>
    </style:style>
    <style:style style:name="T35" style:family="text">
      <style:text-properties style:font-name="times new roman" fo:font-size="12pt" fo:language="en" fo:country="US" fo:font-style="normal" fo:font-weight="normal" officeooo:rsid="0074038e" style:font-size-asian="12pt" style:font-style-asian="normal" style:font-weight-asian="normal" style:font-size-complex="12pt" style:font-style-complex="normal" style:font-weight-complex="normal"/>
    </style:style>
    <style:style style:name="T36" style:family="text">
      <style:text-properties style:font-name="times new roman" fo:font-size="12pt" fo:language="en" fo:country="US" fo:font-style="normal" fo:font-weight="normal" officeooo:rsid="0076f35d" style:font-size-asian="12pt" style:font-style-asian="normal" style:font-weight-asian="normal" style:font-size-complex="12pt" style:font-style-complex="normal" style:font-weight-complex="normal"/>
    </style:style>
    <style:style style:name="T37" style:family="text">
      <style:text-properties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style:font-name="times new roman" fo:font-size="12pt" fo:language="en" fo:country="US" fo:font-style="normal" fo:font-weight="normal" officeooo:rsid="005db0a7"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font-name="times new roman" fo:font-size="12pt" fo:language="en" fo:country="US" fo:font-style="normal" fo:font-weight="normal" officeooo:rsid="0022bec0"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font-name="times new roman" fo:font-size="12pt" fo:language="en" fo:country="US" fo:font-style="normal" fo:font-weight="normal" officeooo:rsid="00619536"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style:font-name="times new roman" fo:font-size="12pt" fo:language="en" fo:country="US" fo:font-style="normal" fo:font-weight="normal" officeooo:rsid="00674b39"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style:font-name="times new roman" fo:font-size="12pt" fo:language="en" fo:country="US" fo:font-style="normal" fo:font-weight="normal" officeooo:rsid="0024e37a"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font-name="times new roman" fo:font-size="12pt" fo:language="en" fo:country="US" fo:font-style="normal" fo:font-weight="normal" officeooo:rsid="0067d680"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times new roman" fo:font-size="12pt" fo:language="en" fo:country="US" fo:font-style="normal" style:font-size-asian="12pt" style:font-style-asian="normal" style:font-size-complex="12pt" style:font-style-complex="normal"/>
    </style:style>
    <style:style style:name="T45" style:family="text">
      <style:text-properties style:font-name="times new roman" fo:font-size="12pt" fo:language="en" fo:country="US" fo:font-style="normal" officeooo:rsid="002e4578" style:font-size-asian="12pt" style:font-style-asian="normal" style:font-size-complex="12pt" style:font-style-complex="normal"/>
    </style:style>
    <style:style style:name="T46" style:family="text">
      <style:text-properties style:font-name="times new roman" fo:font-size="12pt" fo:language="en" fo:country="US" fo:font-style="normal" officeooo:rsid="003aea30" style:font-size-asian="12pt" style:font-style-asian="normal" style:font-size-complex="12pt" style:font-style-complex="normal"/>
    </style:style>
    <style:style style:name="T47" style:family="text">
      <style:text-properties style:font-name="times new roman" fo:font-size="12pt" fo:language="en" fo:country="US" fo:font-style="normal" officeooo:rsid="0047fc60" style:font-size-asian="12pt" style:font-style-asian="normal" style:font-size-complex="12pt" style:font-style-complex="normal"/>
    </style:style>
    <style:style style:name="T48" style:family="text">
      <style:text-properties style:font-name="times new roman" fo:font-size="12pt" fo:language="en" fo:country="US" fo:font-style="normal" officeooo:rsid="006c78fd" style:font-size-asian="12pt" style:font-style-asian="normal" style:font-size-complex="12pt" style:font-style-complex="normal"/>
    </style:style>
    <style:style style:name="T49" style:family="text">
      <style:text-properties style:font-name="times new roman" fo:font-size="12pt" fo:language="en" fo:country="US" fo:font-style="normal" officeooo:rsid="006cf596" style:font-size-asian="12pt" style:font-style-asian="normal" style:font-size-complex="12pt" style:font-style-complex="normal"/>
    </style:style>
    <style:style style:name="T50" style:family="text">
      <style:text-properties style:font-name="times new roman" fo:font-size="12pt" fo:language="en" fo:country="US" fo:font-style="normal" officeooo:rsid="0074038e" style:font-size-asian="12pt" style:font-style-asian="normal" style:font-size-complex="12pt" style:font-style-complex="normal"/>
    </style:style>
    <style:style style:name="T51" style:family="text">
      <style:text-properties style:font-name="times new roman" fo:font-size="12pt" fo:language="en" fo:country="US" fo:font-style="normal" officeooo:rsid="0076f35d" style:font-size-asian="12pt" style:font-style-asian="normal" style:font-size-complex="12pt" style:font-style-complex="normal"/>
    </style:style>
    <style:style style:name="T52" style:family="text">
      <style:text-properties style:font-name="times new roman" fo:font-size="12pt" style:font-size-asian="12pt"/>
    </style:style>
    <style:style style:name="T53"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54" style:family="text">
      <style:text-properties style:text-position="0% 100%"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55" style:family="text">
      <style:text-properties style:text-position="0% 100%" style:font-name="times new roman" fo:font-size="12pt" fo:language="en" fo:country="US" fo:font-style="normal" fo:font-weight="normal" officeooo:rsid="0045ead5" style:font-size-asian="12pt" style:font-style-asian="normal" style:font-weight-asian="normal" style:font-size-complex="12pt" style:font-style-complex="normal" style:font-weight-complex="normal"/>
    </style:style>
    <style:style style:name="T56" style:family="text">
      <style:text-properties style:text-position="0% 100%" style:font-name="times new roman" fo:font-size="12pt" fo:language="en" fo:country="US" fo:font-style="normal" fo:font-weight="normal" officeooo:rsid="00475e3e" style:font-size-asian="12pt" style:font-style-asian="normal" style:font-weight-asian="normal" style:font-size-complex="12pt" style:font-style-complex="normal" style:font-weight-complex="normal"/>
    </style:style>
    <style:style style:name="T57" style:family="text">
      <style:text-properties style:text-position="0% 100%" style:font-name="times new roman"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58" style:family="text">
      <style:text-properties style:text-position="0% 100%" style:font-name="times new roman" fo:font-size="12pt" fo:language="en" fo:country="US" fo:font-style="normal" fo:font-weight="normal" officeooo:rsid="0049015f" style:font-size-asian="12pt" style:font-style-asian="normal" style:font-weight-asian="normal" style:font-size-complex="12pt" style:font-style-complex="normal" style:font-weight-complex="normal"/>
    </style:style>
    <style:style style:name="T59" style:family="text">
      <style:text-properties style:text-position="0% 100%" style:font-name="times new roman" fo:font-size="12pt" fo:language="en" fo:country="US" fo:font-style="normal" fo:font-weight="normal" officeooo:rsid="0050ab68" style:font-size-asian="12pt" style:font-style-asian="normal" style:font-weight-asian="normal" style:font-size-complex="12pt" style:font-style-complex="normal" style:font-weight-complex="normal"/>
    </style:style>
    <style:style style:name="T60" style:family="text">
      <style:text-properties style:text-position="0% 100%" style:font-name="times new roman" fo:font-size="12pt" fo:language="en" fo:country="US" fo:font-style="normal" fo:font-weight="normal" officeooo:rsid="00512d79" style:font-size-asian="12pt" style:font-style-asian="normal" style:font-weight-asian="normal" style:font-size-complex="12pt" style:font-style-complex="normal" style:font-weight-complex="normal"/>
    </style:style>
    <style:style style:name="T61" style:family="text">
      <style:text-properties style:text-position="0% 100%" style:font-name="times new roman" fo:font-size="12pt" fo:language="en" fo:country="US" fo:font-style="normal" fo:font-weight="normal" officeooo:rsid="00524278" style:font-size-asian="12pt" style:font-style-asian="normal" style:font-weight-asian="normal" style:font-size-complex="12pt" style:font-style-complex="normal" style:font-weight-complex="normal"/>
    </style:style>
    <style:style style:name="T62" style:family="text">
      <style:text-properties style:text-position="0% 100%" style:font-name="times new roman" fo:font-size="12pt" fo:language="en" fo:country="US" fo:font-style="normal" fo:font-weight="normal" officeooo:rsid="00638c22" style:font-size-asian="12pt" style:font-style-asian="normal" style:font-weight-asian="normal" style:font-size-complex="12pt" style:font-style-complex="normal" style:font-weight-complex="normal"/>
    </style:style>
    <style:style style:name="T63" style:family="text">
      <style:text-properties style:text-position="0% 100%" style:font-name="times new roman" fo:font-size="12pt" fo:language="en" fo:country="US" fo:font-style="normal" fo:font-weight="normal" officeooo:rsid="006932fe" style:font-size-asian="12pt" style:font-style-asian="normal" style:font-weight-asian="normal" style:font-size-complex="12pt" style:font-style-complex="normal" style:font-weight-complex="normal"/>
    </style:style>
    <style:style style:name="T64" style:family="text">
      <style:text-properties style:text-position="0% 100%" style:font-name="times new roman" fo:font-size="12pt" fo:language="en" fo:country="US" fo:font-style="normal" fo:font-weight="normal" officeooo:rsid="006cf596" style:font-size-asian="12pt" style:font-style-asian="normal" style:font-weight-asian="normal" style:font-size-complex="12pt" style:font-style-complex="normal" style:font-weight-complex="normal"/>
    </style:style>
    <style:style style:name="T65" style:family="text">
      <style:text-properties style:text-position="0% 100%" style:font-name="times new roman" fo:font-size="12pt" fo:language="en" fo:country="US" fo:font-style="normal" fo:font-weight="normal" officeooo:rsid="00704570" style:font-size-asian="12pt" style:font-style-asian="normal" style:font-weight-asian="normal" style:font-size-complex="12pt" style:font-style-complex="normal" style:font-weight-complex="normal"/>
    </style:style>
    <style:style style:name="T66" style:family="text">
      <style:text-properties style:text-position="0% 100%" style:font-name="times new roman" fo:font-size="12pt" fo:language="en" fo:country="US" fo:font-style="normal" fo:font-weight="normal" officeooo:rsid="0072244f" style:font-size-asian="12pt" style:font-style-asian="normal" style:font-weight-asian="normal" style:font-size-complex="12pt" style:font-style-complex="normal" style:font-weight-complex="normal"/>
    </style:style>
    <style:style style:name="T67" style:family="text">
      <style:text-properties style:text-position="0% 100%" style:font-name="times new roman" fo:font-size="12pt" fo:language="en" fo:country="US" fo:font-style="normal" fo:font-weight="normal" officeooo:rsid="0077c93f" style:font-size-asian="12pt" style:font-style-asian="normal" style:font-weight-asian="normal" style:font-size-complex="12pt" style:font-style-complex="normal" style:font-weight-complex="normal"/>
    </style:style>
    <style:style style:name="T68" style:family="text">
      <style:text-properties style:text-position="0% 100%" style:font-name="times new roman" fo:font-size="12pt" fo:language="en" fo:country="US" fo:font-style="normal" fo:font-weight="normal" officeooo:rsid="007a979d" style:font-size-asian="12pt" style:font-style-asian="normal" style:font-weight-asian="normal" style:font-size-complex="12pt" style:font-style-complex="normal" style:font-weight-complex="normal"/>
    </style:style>
    <style:style style:name="T69" style:family="text">
      <style:text-properties style:text-position="0% 100%"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text-position="0% 100%" style:font-name="times new roman" fo:font-size="12pt" fo:language="en" fo:country="US" fo:font-style="normal" fo:font-weight="normal" officeooo:rsid="0049015f"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text-position="0% 100%" style:font-name="times new roman" fo:font-size="12pt" fo:language="en" fo:country="US" fo:font-style="normal" fo:font-weight="normal" officeooo:rsid="005db0a7"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text-position="0% 100%" style:font-name="times new roman" fo:font-size="12pt" fo:language="en" fo:country="US" fo:font-style="normal" fo:font-weight="normal" officeooo:rsid="006e2f9e"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text-position="0% 100%" style:font-name="times new roman" fo:font-size="12pt" fo:language="en" fo:country="US" fo:font-style="normal" fo:font-weight="normal" officeooo:rsid="00512d79"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style:text-position="0% 100%" style:font-name="times new roman" fo:font-size="12pt" fo:language="en" fo:country="US" fo:font-style="normal" fo:font-weight="normal" officeooo:rsid="0072244f"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style:text-position="0% 100%" style:font-name="times new roman" fo:font-size="12pt" fo:language="en" fo:country="US" fo:font-style="normal" fo:font-weight="normal" officeooo:rsid="0076f35d"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text-position="0% 100%" style:font-name="times new roman" fo:font-size="12pt" fo:language="en" fo:country="US" fo:font-style="normal" fo:font-weight="normal" officeooo:rsid="0077c93f"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text-position="0% 100%" style:font-name="times new roman" fo:font-size="12pt" fo:language="en" fo:country="US" fo:font-style="normal" fo:font-weight="normal" officeooo:rsid="00704570"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text-position="0% 100%" style:font-name="times new roman" fo:font-size="12pt" fo:language="en" fo:country="US" fo:font-style="normal" fo:font-weight="normal" officeooo:rsid="00704570"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text-position="0% 100%" style:font-name="times new roman" fo:font-size="12pt" fo:language="en" fo:country="US" fo:font-style="normal" fo:font-weight="normal" officeooo:rsid="00751d78"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text-position="0% 100%" style:font-name="times new roman" fo:font-size="12pt" fo:language="en" fo:country="US" fo:font-style="normal" fo:font-weight="normal" officeooo:rsid="00751d78"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text-position="0% 100%" style:font-name="times new roman" fo:font-size="12pt" fo:language="en" fo:country="US" fo:font-style="normal" fo:font-weight="normal" officeooo:rsid="00524278"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style:text-position="0% 100%" style:font-name="times new roman" fo:font-size="12pt" fo:language="en" fo:country="US" fo:font-style="normal" fo:font-weight="normal" officeooo:rsid="00524278"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style:text-position="0% 100%" style:font-name="times new roman" fo:font-size="12pt" fo:language="en" fo:country="US" fo:font-style="normal" fo:font-weight="normal" officeooo:rsid="0050ab68"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style:text-position="0% 100%" style:font-name="times new roman" fo:font-size="12pt" fo:language="en" fo:country="US" fo:font-style="normal" fo:font-weight="normal" officeooo:rsid="0050ab68"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text-position="0% 100%"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text-position="0% 100%" style:font-name="times new roman"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style:text-position="0% 100%" style:font-name="times new roman"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style:text-position="0% 100%" style:font-name="times new roman" fo:font-size="12pt" fo:language="en" fo:country="US" fo:font-style="normal" fo:font-weight="normal" fo:background-color="#f58220" loext:char-shading-value="0" style:font-size-asian="12pt" style:font-style-asian="normal" style:font-weight-asian="normal" style:font-size-complex="12pt" style:font-style-complex="normal" style:font-weight-complex="normal"/>
    </style:style>
    <style:style style:name="T89" style:family="text">
      <style:text-properties style:text-position="0% 100%" style:font-name="times new roman" fo:font-size="12pt" fo:language="en" fo:country="US" fo:font-style="normal" fo:font-weight="normal" officeooo:rsid="00524278" fo:background-color="#f58220" loext:char-shading-value="0" style:font-size-asian="12pt" style:font-style-asian="normal" style:font-weight-asian="normal" style:font-size-complex="12pt" style:font-style-complex="normal" style:font-weight-complex="normal"/>
    </style:style>
    <style:style style:name="T90" style:family="text">
      <style:text-properties style:text-position="0% 100%" style:font-name="times new roman" fo:font-size="12pt" fo:language="en" fo:country="US" fo:font-style="normal" fo:font-weight="normal" officeooo:rsid="004c8705" fo:background-color="#f58220" loext:char-shading-value="0" style:font-size-asian="12pt" style:font-style-asian="normal" style:font-weight-asian="normal" style:font-size-complex="12pt" style:font-style-complex="normal" style:font-weight-complex="normal"/>
    </style:style>
    <style:style style:name="T91" style:family="text">
      <style:text-properties style:text-position="0% 100%" style:font-name="times new roman" fo:font-size="12pt" fo:language="en" fo:country="US" fo:font-style="normal" fo:font-weight="normal" officeooo:rsid="0074038e" fo:background-color="#f58220" loext:char-shading-value="0" style:font-size-asian="12pt" style:font-style-asian="normal" style:font-weight-asian="normal" style:font-size-complex="12pt" style:font-style-complex="normal" style:font-weight-complex="normal"/>
    </style:style>
    <style:style style:name="T92" style:family="text">
      <style:text-properties style:text-position="0% 100%" style:font-name="times new roman" fo:font-size="12pt" fo:language="en" fo:country="US" fo:font-style="normal" fo:font-weight="normal" officeooo:rsid="00751d78" fo:background-color="#f58220" loext:char-shading-value="0" style:font-size-asian="12pt" style:font-style-asian="normal" style:font-weight-asian="normal" style:font-size-complex="12pt" style:font-style-complex="normal" style:font-weight-complex="normal"/>
    </style:style>
    <style:style style:name="T93" style:family="text">
      <style:text-properties style:text-position="0% 100%" style:font-name="times new roman" fo:font-size="12pt" fo:language="en" fo:country="US" fo:font-style="normal" fo:font-weight="normal" officeooo:rsid="007931f7" fo:background-color="#f58220" loext:char-shading-value="0" style:font-size-asian="12pt" style:font-style-asian="normal" style:font-weight-asian="normal" style:font-size-complex="12pt" style:font-style-complex="normal" style:font-weight-complex="normal"/>
    </style:style>
    <style:style style:name="T94" style:family="text">
      <style:text-properties style:text-position="0% 100%" style:font-name="times new roman" fo:font-size="12pt" fo:language="en" fo:country="US" fo:font-style="normal" style:font-size-asian="12pt" style:font-style-asian="normal" style:font-size-complex="12pt" style:font-style-complex="normal"/>
    </style:style>
    <style:style style:name="T95" style:family="text">
      <style:text-properties style:text-position="0% 100%" style:font-name="Times New Roman" fo:font-size="12pt" style:font-size-asian="12pt" style:font-size-complex="12pt"/>
    </style:style>
    <style:style style:name="T96"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5c4f41" style:letter-kerning="true" style:font-size-asian="12pt" style:font-style-asian="normal" style:font-weight-asian="normal" style:font-size-complex="12pt" style:font-style-complex="normal" style:font-weight-complex="normal" style:text-emphasize="none"/>
    </style:style>
    <style:style style:name="T97"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5289b" style:letter-kerning="true" style:font-size-asian="12pt" style:font-style-asian="normal" style:font-weight-asian="normal" style:font-size-complex="12pt" style:font-style-complex="normal" style:font-weight-complex="normal" style:text-emphasize="none"/>
    </style:style>
    <style:style style:name="T98" style:family="text">
      <style:text-properties fo:color="#000000" style:text-position="0% 100%"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style:style>
    <style:style style:name="T100" style:family="text">
      <style:text-properties fo:background-color="#f58220" loext:char-shading-value="0"/>
    </style:style>
    <style:style style:name="T101" style:family="text">
      <style:text-properties style:font-name="Times New Roman" fo:font-size="12pt" style:font-size-asian="12pt" style:font-size-complex="12pt"/>
    </style:style>
    <style:style style:name="T102" style:family="text">
      <style:text-properties style:font-name="Times New Roman" fo:font-size="12pt" officeooo:rsid="004c8705" style:font-size-asian="12pt" style:font-size-complex="12pt"/>
    </style:style>
    <style:style style:name="T103" style:family="text">
      <style:text-properties style:font-name="Times New Roman" fo:font-size="12pt" officeooo:rsid="0074038e" style:font-size-asian="12pt" style:font-size-complex="12pt"/>
    </style:style>
    <style:style style:name="T104" style:family="text">
      <style:text-properties style:font-name="Times New Roman" fo:font-size="12pt" fo:language="en" fo:country="US" style:font-size-asian="12pt" style:font-size-complex="12pt"/>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4.2. What is the effect of reduced precipitation on biogeochemical cycles for PFT and trait-based versions? Does the approach changes the result/matters</text:span><text:bookmark text:name="__DdeLink__727_3656280037"/><text:span text:style-name="T1">?</text:span></text:p>
      <text:p text:style-name="P2"><text:span text:style-name="T3">As expected </text:span><text:span text:style-name="T18">the reduction on 50% of precipitatio</text:span><text:span text:style-name="T19">n</text:span><text:span text:style-name="T18"> </text:span><text:span text:style-name="T19">yielded</text:span><text:span text:style-name="T3"> a </text:span><text:span text:style-name="T7">generalized </text:span><text:span text:style-name="T17">and</text:span><text:span text:style-name="T3"> expressive </text:span><text:span text:style-name="T19">decrease</text:span><text:span text:style-name="T3"> in carbon stock for both </text:span><text:span text:style-name="T4">CAETÊ </text:span><text:span text:style-name="T17">approach</text:span><text:span text:style-name="T18">es</text:span><text:span text:style-name="T3"> </text:span><text:span text:style-name="T7">(Fig. </text:span><text:span text:style-name="T17">3</text:span><text:span text:style-name="T7">)</text:span><text:span text:style-name="T3">. </text:span><text:span text:style-name="T19">This result</text:span><text:span text:style-name="T3"> is in agreement with experimental </text:span><text:bookmark-start text:name="__UnoMark__8086_3577122105"/><text:span text:style-name="T53">(DA COSTA et al., 2010; NEPSTAD et al., 2007)</text:span><text:bookmark-end text:name="__UnoMark__8086_3577122105"/><text:span text:style-name="T3">⁠, observational </text:span><text:bookmark-start text:name="__UnoMark__8090_3577122105"/><text:bookmark-start text:name="__UnoMark__8124_3577122105"/><text:span text:style-name="T53">(BRIENEN et al., 2015; ENQUIST; ENQUIST, 2011; PHILLIPS et al., 2009, 2010)</text:span><text:bookmark-end text:name="__UnoMark__8090_3577122105"/><text:bookmark-end text:name="__UnoMark__8124_3577122105"/><text:span text:style-name="T3">⁠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5zRAT6sl0t"/><text:span text:style-name="T3">(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5zRAT6sl0t"/><text:span text:style-name="T53">⁠</text:span><text:bookmark-end text:name="__UnoMark__8100_3577122105"/><text:span text:style-name="T3">⁠. In our model, </text:span><text:span text:style-name="T4">t</text:span><text:span text:style-name="T3">his </text:span><text:span text:style-name="T19">decrease</text:span><text:span text:style-name="T3"> is a result of the increased soil moisture stress that reduces the photosynthetic rates and the net primary productivity, it means that the carbon avaiable to be invested in plant compartments is globally reduced. However, some studies have being clai</text:span><text:span text:style-name="T4">m</text:span><text:span text:style-name="T3">ed that the decrease in biomass due to drought is not, necessarely, linked to a decrease in carbon availability but much more related to hydraulic failure </text:span><text:span text:style-name="T5">such as embolism </text:span><text:span text:style-name="T6">and cavitation</text:span><text:span text:style-name="T3">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Rvp6fpiX23"/><text:span text:style-name="T53">(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Rvp6fpiX23"/><text:span text:style-name="T3">⁠⁠; however, to date, our model is not able to capture this type of mortality. In that sense, further studies using models, </text:span><text:span text:style-name="T6">including CAETÊ,</text:span><text:span text:style-name="T3"> t</text:span><text:span text:style-name="T12">hat aim to</text:span><text:span text:style-name="T3"> understand the impacts of drought </text:span><text:span text:style-name="T6">on </text:span><text:span text:style-name="T12">carbon stock</text:span><text:span text:style-name="T3">, should consider these </text:span><text:span text:style-name="T5">mortality</text:span><text:span text:style-name="T3"> factors and </text:span><text:span text:style-name="T5">also </text:span><text:span text:style-name="T3">include </text:span><text:span text:style-name="T18">traits related to</text:span><text:span text:style-name="T3"> hydraulics (e.g. woody density, cavitation vulnerability and </text:span><text:span text:style-name="T28">mortality associated to height</text:span><text:span text:style-name="T3">; </text:span><text:span text:style-name="T53">PHILLIPS et al., 2010; ROWLAND et al., 2015</text:span><text:span text:style-name="T3">⁠).</text:span></text:p>
      <text:p text:style-name="P3"><text:span text:style-name="T7">Despite the diffuse los</text:span><text:span text:style-name="T29">s</text:span><text:span text:style-name="T7"> of </text:span><text:span text:style-name="T20">carbon</text:span><text:span text:style-name="T7"> in </text:span><text:span text:style-name="T20">both approaches, </text:span><text:span text:style-name="T29">in the PFT approach it was discretized </text:span><text:span text:style-name="T20">along the basin, on the other hand for the trait-based approach </text:span><text:span text:style-name="T29">we observed</text:span><text:span text:style-name="T20"> a </text:span><text:span text:style-name="T30">smoother loss, especially in natural dry regions</text:span><text:span text:style-name="T20">.</text:span><text:span text:style-name="T96"> It happens because only the trait-based approach is able to reorganize in terms of traits composition, meanwhile for the PFT approach the change of climate between a cell and another can not select better suited trait combinations </text:span><text:span text:style-name="T97">what turns the loss much more abrupt</text:span><text:span text:style-name="T96">. </text:span><text:span text:style-name="T8">Comparing the PFT and the trait-based approach in terms of total carbon loss, the latter presented a </text:span><text:span text:style-name="T21">c</text:span><text:span text:style-name="T8">arbon loss avoidance of 1.59 PgC. This was due to the fact that the trait-based approach enabled the maintenance of </text:span><text:span text:style-name="T21">a minimum amount of carbon</text:span><text:span text:style-name="T8"> in some places where the PFT approach was not able to do, especially on naturally drier regions (Fig. </text:span><text:span text:style-name="T21">3</text:span><text:span text:style-name="T8">). This </text:span><text:span text:style-name="T21">is also due to the trait-based functional reorganization that enabled a higher investiment in fine roots</text:span><text:span text:style-name="T8"> </text:span><text:span text:style-name="T9">(Fig. </text:span><text:span text:style-name="T21">S4)</text:span><text:span text:style-name="T8">, what allowed a higher water uptake </text:span><text:span text:style-name="T9">and avoided a decrease in NPP in a greater magnitude. </text:span><text:span text:style-name="T22">The higher investiment in fine roots </text:span><text:span text:style-name="T27">(i.e. change in functional composition towards more dry affiliated strategies)</text:span><text:span text:style-name="T13"> was also found in observational stud</text:span><text:span text:style-name="T14">ies</text:span><text:span text:style-name="T13"> </text:span><text:span text:style-name="T14">in other tropical forests, including Amazon</text:span><text:span text:style-name="T13"> </text:span><text:span text:style-name="T54">(DOUGHTY et al., 2014; ROWLAND et al., 2014).</text:span><text:span text:style-name="T22"> </text:span><text:span text:style-name="T9"><text:s/></text:span><text:span text:style-name="T8"><text:s/><text:tab/></text:span></text:p>
      <text:p text:style-name="P4"><text:soft-page-break/><text:span text:style-name="T8">However, w</text:span><text:span text:style-name="T3">e expected a more pronounced difference </text:span><text:span text:style-name="T24">between the two approaches </text:span><text:span text:style-name="T30">with drought</text:span><text:span text:style-name="T8"> </text:span><text:span text:style-name="T23">since it is widely accepted that a more diverse ecosystem tends to be more resilient to environmental changes </text:span><text:reference-mark-start text:name="ADDIN CSL_CITATION {&quot;citationItems&quot;: [{&quot;id&quot;: &quot;ITEM-1&quot;, &quot;itemData&quot;: {&quot;DOI&quot;: &quot;10.1111/1365-2745.13320&quot;, &quot;ISBN&quot;: &quot;0000000177597&quot;, &quot;ISSN&quot;: &quot;0022-0477&quot;, &quot;abstract&quot;: &quot;&lt;p&gt;1. Human activities modify the disturbance regimes of tropical forests. Since tropical forests host high biological diversity, understanding the role of biodiversity in ecosystem recovery pathways and the underlying ecological mechanisms is crucial to predict the fate of tropical ecosystems. Studies relying on regularly\u2010censused forest plots rarely include disturbed forests, are not long enough to assess long\u2010term forest dynamics and often lack repeatability.&lt;/p&gt;\n&lt;p&gt;2. We used an individual\u2010based model of tropical forest growth to assess the effect of species and functional diversity on long\u2010term ecosystem recovery from disturbance. We manipulated the number of species and functional assemblages across a large number of simulations and simulated different levels of disturbance. To investigate the ecological mechanisms that underlie the effect of biodiversity on forest functioning along recovery pathways, we partitioned the net effect of biodiversity on ecosystem properties into complementarity and selection effects over time.&lt;/p&gt;\n&lt;p&gt;3. We found that functional diversity improved tropical forest resilience after a disturbance. The complementarity effect dominated soon after the disturbance but was progressively surpassed by a selection effect as more competitive species dominated the forest community. This pattern increased with the intensity of the disturbance.&lt;/p&gt;\n&lt;p&gt;&lt;i&gt;4. Synthesis&lt;/i&gt;. We found that the mechanisms through which biodiversity influences forest functioning depend on the ecosystem state, shifting from a dominant complementarity effect in recently disturbed systems to a selection effect in systems disturbed a long time ago. Our results thus suggest that the time since the last disturbance is a key to understanding biodiversity\u2010ecosystem functioning relationships in tropical forests and can help reconcile previous contrasting results obtained with snapshots of ecosystem state in empirical studies.&lt;/p&gt;&quot;, &quot;author&quot;: [{&quot;dropping-particle&quot;: &quot;&quot;, &quot;family&quot;: &quot;Schmitt&quot;, &quot;given&quot;: &quot;Sylvain&quot;, &quot;non-dropping-particle&quot;: &quot;&quot;, &quot;parse-names&quot;: false, &quot;suffix&quot;: &quot;&quot;}, {&quot;dropping-particle&quot;: &quot;&quot;, &quot;family&quot;: &quot;Mar\u00e9chaux&quot;, &quot;given&quot;: &quot;Isabelle&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Fischer&quot;, &quot;given&quot;: &quot;Fabian&quot;, &quot;non-dropping-particle&quot;: &quot;&quot;, &quot;parse-names&quot;: false, &quot;suffix&quot;: &quot;&quot;}, {&quot;dropping-particle&quot;: &quot;&quot;, &quot;family&quot;: &quot;Piponiot&quot;, &quot;given&quot;: &quot;Camille&quot;, &quot;non-dropping-particle&quot;: &quot;&quot;, &quot;parse-names&quot;: false, &quot;suffix&quot;: &quot;&quot;}, {&quot;dropping-particle&quot;: &quot;&quot;, &quot;family&quot;: &quot;Traissac&quot;, &quot;given&quot;: &quot;St\u00e9phane&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Journal of Ecology&quot;, &quot;id&quot;: &quot;ITEM-1&quot;, &quot;issued&quot;: {&quot;date-parts&quot;: [[&quot;2019&quot;]]}, &quot;number-of-pages&quot;: &quot;1365-2745.13320&quot;, &quot;title&quot;: &quot;Functional diversity improves tropical forest resilience: insights from a long-term virtual experiment&quot;, &quot;type&quot;: &quot;book&quot;}, &quot;uris&quot;: [&quot;http://www.mendeley.com/documents/?uuid=a2fa991f-ed9d-47a4-85d4-2be9b087e799&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3&quot;, &quot;itemData&quot;: {&quot;DOI&quot;: &quot;10.1111/brv.12004&quot;, &quot;ISBN&quot;: &quot;1469-185X&quot;, &quot;ISSN&quot;: &quot;14647931&quot;, &quot;PMID&quot;: &quot;23217173&quot;, &quot;abstract&quot;: &quot;A growing body of evidence highlights the importance of biodiversity for ecosystem stability and the maintenance of optimal ecosystem functionality. Conservation measures are thus essential to safeguard the ecosystem services that biodiversity provides and human society needs. Current anthropogenic threats may lead to detrimental (and perhaps irreversible) ecosystem degradation, providing strong motivation to evaluate the response of ecological communities to various anthropogenic pressures. In particular, ecosystem functions that sustain key ecosystem services should be identified and prioritized for conservation action. Traditional diversity measures (e.g. \u2018species richness\u2019) may not adequately capture the aspects of biodiversity most relevant to ecosystem stability and functionality, but several new concepts may be more appropriate. These include \u2018response diversity\u2019, describing the variation of responses to environmental change among species of a particular community. Response diversity may also be a key determinant of ecosystem resilience in the face of anthropogenic pressures and environmental uncertainty. However, current understanding of response diversity is poor, and we see an urgent need to disentangle the conceptual strands that pervade studies of the relationship between biodiversity and ecosystem functioning. Our review clarifies the links between response diversity and the maintenance of ecosystem functionality by focusing on the insurance hypothesis of biodiversity and the concept of functional redundancy. We provide a conceptual model to describe how loss of response diversity may cause ecosystem degradation through decreased ecosystem resilience. We explicitly explain how response diversity contributes to functional compensation and to spatio-temporal complementarity among species, leading to long-term maintenance of ecosystem multifunctionality. Recent quantitative studies suggest that traditional diversity measures may often be uncoupled from measures (such as response diversity) that may be more effective proxies for ecosystem stability and resilience. Certain conclusions and recommendations of earlier studies using these traditional measures as indicators of ecosystem resilience thus may be suspect. We believe that functional ecology perspectives incorporating the effects and responses of diversity are essential for development of management strategies to safeguard (and restore) optimal ecosystem functionality (especially multifunc\u2026&quot;, &quot;author&quot;: [{&quot;dropping-particle&quot;: &quot;&quot;, &quot;family&quot;: &quot;Mori&quot;, &quot;given&quot;: &quot;Akira S.&quot;, &quot;non-dropping-particle&quot;: &quot;&quot;, &quot;parse-names&quot;: false, &quot;suffix&quot;: &quot;&quot;}, {&quot;dropping-particle&quot;: &quot;&quot;, &quot;family&quot;: &quot;Furukawa&quot;, &quot;given&quot;: &quot;Takuya&quot;, &quot;non-dropping-particle&quot;: &quot;&quot;, &quot;parse-names&quot;: false, &quot;suffix&quot;: &quot;&quot;}, {&quot;dropping-particle&quot;: &quot;&quot;, &quot;family&quot;: &quot;Sasaki&quot;, &quot;given&quot;: &quot;Takehiro&quot;, &quot;non-dropping-particle&quot;: &quot;&quot;, &quot;parse-names&quot;: false, &quot;suffix&quot;: &quot;&quot;}], &quot;container-title&quot;: &quot;Biological Reviews&quot;, &quot;id&quot;: &quot;ITEM-3&quot;, &quot;issue&quot;: &quot;2&quot;, &quot;issued&quot;: {&quot;date-parts&quot;: [[&quot;2013&quot;]]}, &quot;page&quot;: &quot;349-364&quot;, &quot;title&quot;: &quot;Response diversity determines the resilience of ecosystems to environmental change&quot;, &quot;type&quot;: &quot;article-journal&quot;, &quot;volume&quot;: &quot;88&quot;}, &quot;uris&quot;: [&quot;http://www.mendeley.com/documents/?uuid=138039fb-ed31-4d96-8e50-ff612b9da4e1&quot;]}, {&quot;id&quot;: &quot;ITEM-4&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4&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MORI; FURUKAWA; SASAKI, 2013; SAKSCHEWSKI et al., 2016; SCHMITT et al., 2019)&quot;, &quot;plainTextFormattedCitation&quot;: &quot;(CADOTTE; CARSCADDEN; MIROTCHNICK, 2011; MORI; FURUKAWA; SASAKI, 2013; SAKSCHEWSKI et al., 2016; SCHMITT et al., 2019)&quot;, &quot;previouslyFormattedCitation&quot;: &quot;(CADOTTE; CARSCADDEN; MIROTCHNICK, 2011; MORI; FURUKAWA; SASAKI, 2013; SAKSCHEWSKI et al., 2016; SCHMITT et al., 2019)&quot;}, &quot;properties&quot;: {&quot;noteIndex&quot;: 0}, &quot;schema&quot;: &quot;https://github.com/citation-style-language/schema/raw/master/csl-citation.json&quot;} RNDZBZPR8xNJj"/><text:span text:style-name="T71">(CADOTTE; CARSCADDEN; MIROTCHNICK, 2011; MORI; FURUKAWA; SASAKI, 2013; SAKSCHEWSKI et al., 2016; SCHMITT et al., 2019)</text:span><text:reference-mark-end text:name="ADDIN CSL_CITATION {&quot;citationItems&quot;: [{&quot;id&quot;: &quot;ITEM-1&quot;, &quot;itemData&quot;: {&quot;DOI&quot;: &quot;10.1111/1365-2745.13320&quot;, &quot;ISBN&quot;: &quot;0000000177597&quot;, &quot;ISSN&quot;: &quot;0022-0477&quot;, &quot;abstract&quot;: &quot;&lt;p&gt;1. Human activities modify the disturbance regimes of tropical forests. Since tropical forests host high biological diversity, understanding the role of biodiversity in ecosystem recovery pathways and the underlying ecological mechanisms is crucial to predict the fate of tropical ecosystems. Studies relying on regularly\u2010censused forest plots rarely include disturbed forests, are not long enough to assess long\u2010term forest dynamics and often lack repeatability.&lt;/p&gt;\n&lt;p&gt;2. We used an individual\u2010based model of tropical forest growth to assess the effect of species and functional diversity on long\u2010term ecosystem recovery from disturbance. We manipulated the number of species and functional assemblages across a large number of simulations and simulated different levels of disturbance. To investigate the ecological mechanisms that underlie the effect of biodiversity on forest functioning along recovery pathways, we partitioned the net effect of biodiversity on ecosystem properties into complementarity and selection effects over time.&lt;/p&gt;\n&lt;p&gt;3. We found that functional diversity improved tropical forest resilience after a disturbance. The complementarity effect dominated soon after the disturbance but was progressively surpassed by a selection effect as more competitive species dominated the forest community. This pattern increased with the intensity of the disturbance.&lt;/p&gt;\n&lt;p&gt;&lt;i&gt;4. Synthesis&lt;/i&gt;. We found that the mechanisms through which biodiversity influences forest functioning depend on the ecosystem state, shifting from a dominant complementarity effect in recently disturbed systems to a selection effect in systems disturbed a long time ago. Our results thus suggest that the time since the last disturbance is a key to understanding biodiversity\u2010ecosystem functioning relationships in tropical forests and can help reconcile previous contrasting results obtained with snapshots of ecosystem state in empirical studies.&lt;/p&gt;&quot;, &quot;author&quot;: [{&quot;dropping-particle&quot;: &quot;&quot;, &quot;family&quot;: &quot;Schmitt&quot;, &quot;given&quot;: &quot;Sylvain&quot;, &quot;non-dropping-particle&quot;: &quot;&quot;, &quot;parse-names&quot;: false, &quot;suffix&quot;: &quot;&quot;}, {&quot;dropping-particle&quot;: &quot;&quot;, &quot;family&quot;: &quot;Mar\u00e9chaux&quot;, &quot;given&quot;: &quot;Isabelle&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Fischer&quot;, &quot;given&quot;: &quot;Fabian&quot;, &quot;non-dropping-particle&quot;: &quot;&quot;, &quot;parse-names&quot;: false, &quot;suffix&quot;: &quot;&quot;}, {&quot;dropping-particle&quot;: &quot;&quot;, &quot;family&quot;: &quot;Piponiot&quot;, &quot;given&quot;: &quot;Camille&quot;, &quot;non-dropping-particle&quot;: &quot;&quot;, &quot;parse-names&quot;: false, &quot;suffix&quot;: &quot;&quot;}, {&quot;dropping-particle&quot;: &quot;&quot;, &quot;family&quot;: &quot;Traissac&quot;, &quot;given&quot;: &quot;St\u00e9phane&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Journal of Ecology&quot;, &quot;id&quot;: &quot;ITEM-1&quot;, &quot;issued&quot;: {&quot;date-parts&quot;: [[&quot;2019&quot;]]}, &quot;number-of-pages&quot;: &quot;1365-2745.13320&quot;, &quot;title&quot;: &quot;Functional diversity improves tropical forest resilience: insights from a long-term virtual experiment&quot;, &quot;type&quot;: &quot;book&quot;}, &quot;uris&quot;: [&quot;http://www.mendeley.com/documents/?uuid=a2fa991f-ed9d-47a4-85d4-2be9b087e799&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3&quot;, &quot;itemData&quot;: {&quot;DOI&quot;: &quot;10.1111/brv.12004&quot;, &quot;ISBN&quot;: &quot;1469-185X&quot;, &quot;ISSN&quot;: &quot;14647931&quot;, &quot;PMID&quot;: &quot;23217173&quot;, &quot;abstract&quot;: &quot;A growing body of evidence highlights the importance of biodiversity for ecosystem stability and the maintenance of optimal ecosystem functionality. Conservation measures are thus essential to safeguard the ecosystem services that biodiversity provides and human society needs. Current anthropogenic threats may lead to detrimental (and perhaps irreversible) ecosystem degradation, providing strong motivation to evaluate the response of ecological communities to various anthropogenic pressures. In particular, ecosystem functions that sustain key ecosystem services should be identified and prioritized for conservation action. Traditional diversity measures (e.g. \u2018species richness\u2019) may not adequately capture the aspects of biodiversity most relevant to ecosystem stability and functionality, but several new concepts may be more appropriate. These include \u2018response diversity\u2019, describing the variation of responses to environmental change among species of a particular community. Response diversity may also be a key determinant of ecosystem resilience in the face of anthropogenic pressures and environmental uncertainty. However, current understanding of response diversity is poor, and we see an urgent need to disentangle the conceptual strands that pervade studies of the relationship between biodiversity and ecosystem functioning. Our review clarifies the links between response diversity and the maintenance of ecosystem functionality by focusing on the insurance hypothesis of biodiversity and the concept of functional redundancy. We provide a conceptual model to describe how loss of response diversity may cause ecosystem degradation through decreased ecosystem resilience. We explicitly explain how response diversity contributes to functional compensation and to spatio-temporal complementarity among species, leading to long-term maintenance of ecosystem multifunctionality. Recent quantitative studies suggest that traditional diversity measures may often be uncoupled from measures (such as response diversity) that may be more effective proxies for ecosystem stability and resilience. Certain conclusions and recommendations of earlier studies using these traditional measures as indicators of ecosystem resilience thus may be suspect. We believe that functional ecology perspectives incorporating the effects and responses of diversity are essential for development of management strategies to safeguard (and restore) optimal ecosystem functionality (especially multifunc\u2026&quot;, &quot;author&quot;: [{&quot;dropping-particle&quot;: &quot;&quot;, &quot;family&quot;: &quot;Mori&quot;, &quot;given&quot;: &quot;Akira S.&quot;, &quot;non-dropping-particle&quot;: &quot;&quot;, &quot;parse-names&quot;: false, &quot;suffix&quot;: &quot;&quot;}, {&quot;dropping-particle&quot;: &quot;&quot;, &quot;family&quot;: &quot;Furukawa&quot;, &quot;given&quot;: &quot;Takuya&quot;, &quot;non-dropping-particle&quot;: &quot;&quot;, &quot;parse-names&quot;: false, &quot;suffix&quot;: &quot;&quot;}, {&quot;dropping-particle&quot;: &quot;&quot;, &quot;family&quot;: &quot;Sasaki&quot;, &quot;given&quot;: &quot;Takehiro&quot;, &quot;non-dropping-particle&quot;: &quot;&quot;, &quot;parse-names&quot;: false, &quot;suffix&quot;: &quot;&quot;}], &quot;container-title&quot;: &quot;Biological Reviews&quot;, &quot;id&quot;: &quot;ITEM-3&quot;, &quot;issue&quot;: &quot;2&quot;, &quot;issued&quot;: {&quot;date-parts&quot;: [[&quot;2013&quot;]]}, &quot;page&quot;: &quot;349-364&quot;, &quot;title&quot;: &quot;Response diversity determines the resilience of ecosystems to environmental change&quot;, &quot;type&quot;: &quot;article-journal&quot;, &quot;volume&quot;: &quot;88&quot;}, &quot;uris&quot;: [&quot;http://www.mendeley.com/documents/?uuid=138039fb-ed31-4d96-8e50-ff612b9da4e1&quot;]}, {&quot;id&quot;: &quot;ITEM-4&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4&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MORI; FURUKAWA; SASAKI, 2013; SAKSCHEWSKI et al., 2016; SCHMITT et al., 2019)&quot;, &quot;plainTextFormattedCitation&quot;: &quot;(CADOTTE; CARSCADDEN; MIROTCHNICK, 2011; MORI; FURUKAWA; SASAKI, 2013; SAKSCHEWSKI et al., 2016; SCHMITT et al., 2019)&quot;, &quot;previouslyFormattedCitation&quot;: &quot;(CADOTTE; CARSCADDEN; MIROTCHNICK, 2011; MORI; FURUKAWA; SASAKI, 2013; SAKSCHEWSKI et al., 2016; SCHMITT et al., 2019)&quot;}, &quot;properties&quot;: {&quot;noteIndex&quot;: 0}, &quot;schema&quot;: &quot;https://github.com/citation-style-language/schema/raw/master/csl-citation.json&quot;} RNDZBZPR8xNJj"/><text:span text:style-name="T38">⁠.</text:span><text:span text:style-name="T37"> </text:span><text:span text:style-name="T39">N</text:span><text:span text:style-name="T8">evertheless,</text:span><text:span text:style-name="T3"> the model operation, the chosen </text:span><text:span text:style-name="T10">functional </text:span><text:span text:style-name="T3">traits </text:span><text:span text:style-name="T10">to be variant</text:span><text:span text:style-name="T3"> and the defined </text:span><text:span text:style-name="T10">and emergent</text:span><text:span text:style-name="T3"> trade-offs </text:span><text:span text:style-name="T31">can </text:span><text:span text:style-name="T3">explain this result. </text:span><office:annotation office:name="__Annotation__12051_3207515866"><dc:creator>Bianca Rius</dc:creator><dc:date>2020-01-28T11:17:31.834477489</dc:date><loext:sender-initials>BR</loext:sender-initials><text:p text:style-name="P13"><text:span text:style-name="T105">David, tá muito confuso?</text:span></text:p></office:annotation><text:span text:style-name="T10">Despite the trait-based approach </text:span><text:span text:style-name="T24">ability to maintain carbon</text:span><text:span text:style-name="T10"> in some </text:span><text:span text:style-name="T24">regions</text:span><text:span text:style-name="T10"> where the PFT approach was not able, in </text:span><text:span text:style-name="T24">locations</text:span><text:span text:style-name="T10"> where both were able to maintain some level of </text:span><text:span text:style-name="T24">carbon storage, </text:span><text:span text:style-name="T10">the PFT approach, </text:span><text:span text:style-name="T31">unexpectedly,</text:span><text:span text:style-name="T10"> presented a higher value for this variable, for example on the northwest of the basin (Fig. </text:span><text:span text:style-name="T24">3</text:span><text:span text:style-name="T10">).</text:span><office:annotation-end office:name="__Annotation__12051_3207515866"/><text:span text:style-name="T10"> <text:s/></text:span><text:span text:style-name="T37">This is because the m</text:span><text:span text:style-name="T3">echanism of </text:span><text:span text:style-name="T25">carbon</text:span><text:span text:style-name="T3"> loss with reduced precipitation was different in the different approaches. </text:span><text:span text:style-name="T31">As pointed before, t</text:span><text:span text:style-name="T25">he higher investiment in fine roots in the trait-based approach</text:span><text:span text:style-name="T3"> was to detriment of investiment in </text:span><text:span text:style-name="T35">ABGW</text:span><text:span text:style-name="T16"> as shown on the trade-off observed in the PCA</text:span><text:span text:style-name="T3"> </text:span><text:span text:style-name="T11">(Fig. </text:span><text:span text:style-name="T25">5</text:span><text:span text:style-name="T31">)</text:span><text:span text:style-name="T3">. Because fine roots contribute in a lesser extent to total </text:span><text:span text:style-name="T25">carbon stock</text:span><text:span text:style-name="T3"> </text:span><text:span text:style-name="T32">and </text:span><text:span text:style-name="T33">are </text:span><text:span text:style-name="T32">short duration </text:span><text:span text:style-name="T33">tissue</text:span><text:span text:style-name="T32"> </text:span><text:span text:style-name="T3">when compared to </text:span><text:span text:style-name="T33">ABGW </text:span><text:reference-mark-start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LvbT1QvJ9Y"/><text:span text:style-name="T63">(CHAVE et al., 2009)</text:span><text:reference-mark-end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LvbT1QvJ9Y"/><text:span text:style-name="T33">⁠</text:span><text:span text:style-name="T3"> it may led to a relative lower </text:span><text:span text:style-name="T25">storage</text:span><text:span text:style-name="T3"> in </text:span><text:span text:style-name="T26">some </text:span><text:span text:style-name="T25">locations</text:span><text:span text:style-name="T3"> w</text:span><text:span text:style-name="T26">hen compared to the PFT approach that has maintained a high investiment in </text:span><text:span text:style-name="T31">ABGW</text:span><text:span text:style-name="T26">.</text:span><text:span text:style-name="T40"> The </text:span><text:span text:style-name="T41">increase in</text:span><text:span text:style-name="T40"> root:shoot </text:span><text:span text:style-name="T41">ratio for trait-based approach and the decrease for PFT approach</text:span><text:span text:style-name="T40"> corroborates it</text:span><text:span text:style-name="T42">.</text:span></text:p>
      <text:p text:style-name="P4"><text:span text:style-name="T43">In summary, at the first moment, t</text:span><text:span text:style-name="T16">he capacity </text:span><text:span text:style-name="T32">of trait-brased</text:span><text:span text:style-name="T16"> </text:span><text:span text:style-name="T32">approach </text:span><text:span text:style-name="T16">to change in terms of </text:span><text:span text:style-name="T32">functional </text:span><text:span text:style-name="T16">composition </text:span><text:span text:style-name="T32">towards more investiment in roots</text:span><text:span text:style-name="T3"> seems to confer resilience </text:span><text:span text:style-name="T32">against drought (if we consider carbon stock as a proxy for resilience), however</text:span><text:span text:style-name="T3">, in long term it can lead to uncertain and even oppose</text:span><text:span text:style-name="T32">d</text:span><text:span text:style-name="T3"> results. The predominance of strategies that invest less in woody tisues can lead to an ecosystem that store less carbon in total </text:span><text:span text:style-name="T32">what may turn it</text:span><text:span text:style-name="T3"> less resilient. </text:span><text:span text:style-name="T33">Besides, ABGW are important for other plant physiological and mechanical features such as resilience to drought and disturbances </text:span><text:reference-mark-start text:name="ADDIN CSL_CITATION {&quot;citationItems&quot;: [{&quot;id&quot;: &quot;ITEM-1&quot;, &quot;itemData&quot;: {&quot;DOI&quot;: &quot;10.3732/ajb.94.3.451&quot;, &quot;ISSN&quot;: &quot;00029122&quot;, &quot;abstract&quot;: &quot;Wood density is an important trait in trees indicative of their life history and mechanical and physiological strategies. The following examines the evolutionary ecology of wood density using a large database for seed plants. In particular, we focused on the geographic and phylogenetic variation in wood density for both gymnosperms and angiosperms. A phylogenetic supertree was constructed for over 4600 taxa, allowing for comprehensive analyses of divergences across the seed plant phylogeny. Community-wide means and variances for wood densities were quantified for 171 standardized forest communities. Wood density was generally highly conserved across the entire seed plant phylogeny, yet large divergences were found within the rosid clade. Geographic and community variation in wood density, however, was significantly lower in temperate and high elevation communities, dominated by gymnosperms, than in tropical lowland communities, dominated by angiosperms, suggesting an increase in trait and, to some extent, clade filtering with latitude and elevation. Together, our results support the notion that both biotic and abiotic forces have been important in the evolution of wood density as well as in controlling the observed trait mean and variance across geographic gradients.&quot;, &quot;author&quot;: [{&quot;dropping-particle&quot;: &quot;&quot;, &quot;family&quot;: &quot;Swenson&quot;, &quot;given&quot;: &quot;Nathan G.&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American Journal of Botany&quot;, &quot;id&quot;: &quot;ITEM-1&quot;, &quot;issue&quot;: &quot;3&quot;, &quot;issued&quot;: {&quot;date-parts&quot;: [[&quot;2007&quot;]]}, &quot;page&quot;: &quot;451-459&quot;, &quot;title&quot;: &quot;Ecological and evolutionary determinants of a key plant functional trait: Wood density and its community-wide variation across latitude and elevation&quot;, &quot;type&quot;: &quot;article-journal&quot;, &quot;volume&quot;: &quot;94&quot;}, &quot;uris&quot;: [&quot;http://www.mendeley.com/documents/?uuid=90da4bb8-7eee-4a58-b300-1d978c8cbe70&quot;]}, {&quot;id&quot;: &quot;ITEM-2&quot;, &quot;itemData&quot;: {&quot;DOI&quot;: &quot;10.1006/anbo.1993.1096&quot;, &quot;ISSN&quot;: &quot;10958290&quot;, &quot;abstract&quot;: &quot;Tissue density, r, Young\u2019s modulus, E, breaking stress, s, density-specific stiffness (E/r), and density-specific strength (s/r) were determined for specimens of parenchyma, collenchyma, primary tracheids, sclerenchyma, and wood, E and a were positively correlated with p for parenchyma and wood. Although no correlation between E or r and r was seen for the other tissue-types, E and s were correlated for each tissue-type (an inverse proportionality was observed for parenchyma in contrast to the other four tissue-types). Comparisons among the five tissue-types showed that E and s are inversely proportional to p. Parenchyma tissue samples had the lowest E and a and the highest r wood samples had the highest E and s and the Lowest p. Comparisons among tissue-types indicated that a scales roughly to the square root of E (i.e., s= 0'69 E0.51, r2= 0-98; units in MNm-2). Also, s/r= 0.03 (E/r)0.52(r2= 0.99). The interspecific scaling of plant height h with respect to stem diameter d (data taken from Niklas, 1993) was evaluated in terms of E/r and ajp by assuming that certain tissue-types characterized the anatomy of the vertical stems of different plant groups (e.g., parenchyma for moss setae, primary tracheids for herbaceous dicotyledon stems, and wood for gymnosperm and dicotyledon tree trunks). The mean E/r or s/r for each tissue-type was used to estimate h based on mean d for each plant group. Regression of predicted h vs. d gave hee d1.01. Regression of observed average h vs. observed average d showed that h oc d1.00. Based on the similarity of the scaling exponents, it is argued that the interspecific scaling of plant height reflects interspecific differences in the anatomy and density- specific mechanical properties of the principal tissue used to provide mechanical support to vertical stems. \u00a9 1993 Annals of Botany Company.&quot;, &quot;author&quot;: [{&quot;dropping-particle&quot;: &quot;&quot;, &quot;family&quot;: &quot;Niklas&quot;, &quot;given&quot;: &quot;Karl J.&quot;, &quot;non-dropping-particle&quot;: &quot;&quot;, &quot;parse-names&quot;: false, &quot;suffix&quot;: &quot;&quot;}], &quot;container-title&quot;: &quot;Annals of Botany&quot;, &quot;id&quot;: &quot;ITEM-2&quot;, &quot;issue&quot;: &quot;2&quot;, &quot;issued&quot;: {&quot;date-parts&quot;: [[&quot;1993&quot;]]}, &quot;page&quot;: &quot;173-179&quot;, &quot;title&quot;: &quot;Influence of tissue density-specific mechanical properties on the scaling of plant height&quot;, &quot;type&quot;: &quot;article&quot;, &quot;volume&quot;: &quot;72&quot;}, &quot;uris&quot;: [&quot;http://www.mendeley.com/documents/?uuid=a7ebd39d-542b-4ca3-b8df-9918059396f4&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mendeley&quot;: {&quot;formattedCitation&quot;: &quot;(NIKLAS, 1993; PHILLIPS et al., 2010; SWENSON; ENQUIST, 2007)&quot;, &quot;plainTextFormattedCitation&quot;: &quot;(NIKLAS, 1993; PHILLIPS et al., 2010; SWENSON; ENQUIST, 2007)&quot;, &quot;previouslyFormattedCitation&quot;: &quot;(NIKLAS, 1993; PHILLIPS et al., 2010; SWENSON; ENQUIST, 2007)&quot;}, &quot;properties&quot;: {&quot;noteIndex&quot;: 0}, &quot;schema&quot;: &quot;https://github.com/citation-style-language/schema/raw/master/csl-citation.json&quot;} RNDwWsVeg0TwF"/><text:span text:style-name="T63">(NIKLAS, 1993; PHILLIPS et al., 2010; SWENSON; ENQUIST, 2007)</text:span><text:reference-mark-end text:name="ADDIN CSL_CITATION {&quot;citationItems&quot;: [{&quot;id&quot;: &quot;ITEM-1&quot;, &quot;itemData&quot;: {&quot;DOI&quot;: &quot;10.3732/ajb.94.3.451&quot;, &quot;ISSN&quot;: &quot;00029122&quot;, &quot;abstract&quot;: &quot;Wood density is an important trait in trees indicative of their life history and mechanical and physiological strategies. The following examines the evolutionary ecology of wood density using a large database for seed plants. In particular, we focused on the geographic and phylogenetic variation in wood density for both gymnosperms and angiosperms. A phylogenetic supertree was constructed for over 4600 taxa, allowing for comprehensive analyses of divergences across the seed plant phylogeny. Community-wide means and variances for wood densities were quantified for 171 standardized forest communities. Wood density was generally highly conserved across the entire seed plant phylogeny, yet large divergences were found within the rosid clade. Geographic and community variation in wood density, however, was significantly lower in temperate and high elevation communities, dominated by gymnosperms, than in tropical lowland communities, dominated by angiosperms, suggesting an increase in trait and, to some extent, clade filtering with latitude and elevation. Together, our results support the notion that both biotic and abiotic forces have been important in the evolution of wood density as well as in controlling the observed trait mean and variance across geographic gradients.&quot;, &quot;author&quot;: [{&quot;dropping-particle&quot;: &quot;&quot;, &quot;family&quot;: &quot;Swenson&quot;, &quot;given&quot;: &quot;Nathan G.&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American Journal of Botany&quot;, &quot;id&quot;: &quot;ITEM-1&quot;, &quot;issue&quot;: &quot;3&quot;, &quot;issued&quot;: {&quot;date-parts&quot;: [[&quot;2007&quot;]]}, &quot;page&quot;: &quot;451-459&quot;, &quot;title&quot;: &quot;Ecological and evolutionary determinants of a key plant functional trait: Wood density and its community-wide variation across latitude and elevation&quot;, &quot;type&quot;: &quot;article-journal&quot;, &quot;volume&quot;: &quot;94&quot;}, &quot;uris&quot;: [&quot;http://www.mendeley.com/documents/?uuid=90da4bb8-7eee-4a58-b300-1d978c8cbe70&quot;]}, {&quot;id&quot;: &quot;ITEM-2&quot;, &quot;itemData&quot;: {&quot;DOI&quot;: &quot;10.1006/anbo.1993.1096&quot;, &quot;ISSN&quot;: &quot;10958290&quot;, &quot;abstract&quot;: &quot;Tissue density, r, Young\u2019s modulus, E, breaking stress, s, density-specific stiffness (E/r), and density-specific strength (s/r) were determined for specimens of parenchyma, collenchyma, primary tracheids, sclerenchyma, and wood, E and a were positively correlated with p for parenchyma and wood. Although no correlation between E or r and r was seen for the other tissue-types, E and s were correlated for each tissue-type (an inverse proportionality was observed for parenchyma in contrast to the other four tissue-types). Comparisons among the five tissue-types showed that E and s are inversely proportional to p. Parenchyma tissue samples had the lowest E and a and the highest r wood samples had the highest E and s and the Lowest p. Comparisons among tissue-types indicated that a scales roughly to the square root of E (i.e., s= 0'69 E0.51, r2= 0-98; units in MNm-2). Also, s/r= 0.03 (E/r)0.52(r2= 0.99). The interspecific scaling of plant height h with respect to stem diameter d (data taken from Niklas, 1993) was evaluated in terms of E/r and ajp by assuming that certain tissue-types characterized the anatomy of the vertical stems of different plant groups (e.g., parenchyma for moss setae, primary tracheids for herbaceous dicotyledon stems, and wood for gymnosperm and dicotyledon tree trunks). The mean E/r or s/r for each tissue-type was used to estimate h based on mean d for each plant group. Regression of predicted h vs. d gave hee d1.01. Regression of observed average h vs. observed average d showed that h oc d1.00. Based on the similarity of the scaling exponents, it is argued that the interspecific scaling of plant height reflects interspecific differences in the anatomy and density- specific mechanical properties of the principal tissue used to provide mechanical support to vertical stems. \u00a9 1993 Annals of Botany Company.&quot;, &quot;author&quot;: [{&quot;dropping-particle&quot;: &quot;&quot;, &quot;family&quot;: &quot;Niklas&quot;, &quot;given&quot;: &quot;Karl J.&quot;, &quot;non-dropping-particle&quot;: &quot;&quot;, &quot;parse-names&quot;: false, &quot;suffix&quot;: &quot;&quot;}], &quot;container-title&quot;: &quot;Annals of Botany&quot;, &quot;id&quot;: &quot;ITEM-2&quot;, &quot;issue&quot;: &quot;2&quot;, &quot;issued&quot;: {&quot;date-parts&quot;: [[&quot;1993&quot;]]}, &quot;page&quot;: &quot;173-179&quot;, &quot;title&quot;: &quot;Influence of tissue density-specific mechanical properties on the scaling of plant height&quot;, &quot;type&quot;: &quot;article&quot;, &quot;volume&quot;: &quot;72&quot;}, &quot;uris&quot;: [&quot;http://www.mendeley.com/documents/?uuid=a7ebd39d-542b-4ca3-b8df-9918059396f4&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mendeley&quot;: {&quot;formattedCitation&quot;: &quot;(NIKLAS, 1993; PHILLIPS et al., 2010; SWENSON; ENQUIST, 2007)&quot;, &quot;plainTextFormattedCitation&quot;: &quot;(NIKLAS, 1993; PHILLIPS et al., 2010; SWENSON; ENQUIST, 2007)&quot;, &quot;previouslyFormattedCitation&quot;: &quot;(NIKLAS, 1993; PHILLIPS et al., 2010; SWENSON; ENQUIST, 2007)&quot;}, &quot;properties&quot;: {&quot;noteIndex&quot;: 0}, &quot;schema&quot;: &quot;https://github.com/citation-style-language/schema/raw/master/csl-citation.json&quot;} RNDwWsVeg0TwF"/><text:span text:style-name="T33">⁠. </text:span><text:span text:style-name="T15">In that sense, the functional reorganization may produce results that goes beyond their immediate effects.</text:span></text:p>
      <text:p text:style-name="P11">4.3. What is the effect of <text:s/>reduced precipation on functional diversity and its implications to Amazon carbon stock?</text:p>
      <text:p text:style-name="P5"><text:span text:style-name="T44"><text:tab/></text:span><text:span text:style-name="T3">Our results show that the applied scenario of reduced precipitation </text:span><text:span text:style-name="T34">conducted</text:span><text:span text:style-name="T3"> to a significant functional reorganization of Amazon forest </text:span><text:span text:style-name="T15">in terms of composition, dominance relationship, functional richness, evenness and divergence</text:span><text:span text:style-name="T3">. The reorganization of the community was due to the alteration on the environmental filtering, in other words, the drier condition selected strategies that coped better with the moisture stress. This selection was </text:span><text:span text:style-name="T36">mainly</text:span><text:span text:style-name="T3"> in the direction of strategies with higher values towards fine roots allocation and residence time. </text:span><text:span text:style-name="T34">T</text:span><text:span text:style-name="T13">he shift in functional composition derived from increased </text:span><text:soft-page-break/><text:span text:style-name="T13">moisture stress observed in our study</text:span><text:span text:style-name="T3"> </text:span><text:span text:style-name="T13">is </text:span><text:span text:style-name="T3">in agreement with previous theoretical, observational and experimental studies </text:span><text:bookmark-start text:name="__UnoMark__5006_4104707853"/><text:span text:style-name="T53">(AGUIRRE-GUTIÉRREZ et al., 2019; ENQUIST; ENQUIST, 2011; ESQUIVEL-MUELBERT et al., 2018; NEPSTAD et al., 2007; PHILLIPS et al., 2010; SAKSCHEWSKI et al., 2016)</text:span><text:bookmark-end text:name="__UnoMark__5006_4104707853"/><text:span text:style-name="T3">⁠. </text:span><text:span text:style-name="T36">However, </text:span><text:span text:style-name="T44">the observed increase in fine roots </text:span><text:span text:style-name="T51">carbon stock</text:span><text:span text:style-name="T44"> was at the expense of investiment </text:span><text:span text:style-name="T47">in other compartments,</text:span><text:span text:style-name="T44"> especially in </text:span><text:span text:style-name="T50">ABGW</text:span><text:span text:style-name="T44">. This is a product of the trade offs </text:span><text:span text:style-name="T2">a priori </text:span><text:span text:style-name="T44">defined (for example, </text:span><text:span text:style-name="T3">the allocation to one compartments always restrics the allocation to another)</text:span><text:span text:style-name="T44"> and of the trade-offs that emerge from the model itself. The most proeminent emergent trade-off was the one observed between fine roots and </text:span><text:span text:style-name="T50">ABGW</text:span><text:span text:style-name="T44"> (Fig. </text:span><text:span text:style-name="T49">5</text:span><text:span text:style-name="T44">). Th</text:span><text:span text:style-name="T48">is</text:span><text:span text:style-name="T44"> trade-off was also found in observational studies in Amazon </text:span><text:bookmark-start text:name="__UnoMark__5028_4104707853"/><text:span text:style-name="T94">(MALHI; DOUGHTY; GALBRAITH, 2011)</text:span><text:bookmark-end text:name="__UnoMark__5028_4104707853"/><text:span text:style-name="T44">⁠ and other forests around the world </text:span><text:span text:style-name="T94">(WOLF; FIELD; BERRY, 2011</text:span><text:bookmark text:name="__UnoMark__4944_4104707853"/><text:bookmark text:name="__UnoMark__5032_4104707853"/><text:bookmark text:name="__UnoMark__5039_4104707853"/><text:bookmark text:name="__UnoMark__5037_4104707853"/><text:span text:style-name="T94">)</text:span><text:span text:style-name="T44">⁠. </text:span><text:span text:style-name="T45">Doughty et al. (2014) argue that this trade-off is especially important in drought scenario or with precipitation seasonality.</text:span><text:span text:style-name="T44"> </text:span><text:span text:style-name="T46"><text:s/></text:span></text:p>
      <text:p text:style-name="P7"><text:span text:style-name="T53"><text:tab/><text:tab/> Besides the modification on functional composition the modified environmental filtering also affected the abundance of strategies and, consequently, the frequency distribution of trait values, what, ultimately, change the dominance relationship between </text:span><text:span text:style-name="T62">them</text:span><text:span text:style-name="T53"> </text:span><text:bookmark-start text:name="__UnoMark__5335_1831103198"/><text:span text:style-name="T53">(Figure </text:span><text:span text:style-name="T64">4). </text:span><text:span text:style-name="T53"><text:s/></text:span><text:bookmark-end text:name="__UnoMark__5335_1831103198"/><text:span text:style-name="T53">Some observational studies show that Amazon forest presents a hyperdominance of few species and also that this dominance relationship can <text:s/>change with climate changes </text:span><text:bookmark-start text:name="__UnoMark__5339_1831103198"/><text:span text:style-name="T53">(FAUSET et al., 2015; TER STEEGE et al., 2013)</text:span><text:bookmark-end text:name="__UnoMark__5339_1831103198"/><text:span text:style-name="T53">⁠. Our results show that model CAETÊ is able to reproduce this hyperdominance in regular climate conditions: </text:span><text:span text:style-name="T57">a peaked distribution and</text:span><text:span text:style-name="T53"> </text:span><text:span text:style-name="T57">a</text:span><text:span text:style-name="T53"> concentration of higher frequency values around a small range of trait values. However, when the precipitation is reduced the frequency distribution in the traits values is modified towards a reduction in the hyperdominance</text:span><text:span text:style-name="T69">: </text:span><text:span text:style-name="T70">the curve peak is smaller </text:span><text:span text:style-name="T53">besides a spread in the occupance of the functional space </text:span><text:span text:style-name="T58">bo</text:span><text:span text:style-name="T70">th at the traits distribution separetely (Figure </text:span><text:span text:style-name="T75">4</text:span><text:span text:style-name="T70">) and at</text:span><text:span text:style-name="T69"> the hypervolume (Figure </text:span><text:span text:style-name="T75">6</text:span><text:span text:style-name="T69">). </text:span><text:span text:style-name="T98">This is in agree</text:span><text:span text:style-name="T69">ment with the theory that a change in climate can cause a change in domincance th</text:span><text:span text:style-name="T72">r</text:span><text:span text:style-name="T69">ough a compensatory dynamic in communities: when the composition of an ecosystem adjust to the new conditions enabling types of plants that previsouly exerted a lesser functional role turn into a functional dominant strategy and vice-versa </text:span><text:bookmark-start text:name="__UnoMark__5347_1831103198"/><text:span text:style-name="T69">(GONZALEZ; LOREAU, 2009; SAKSCHEWSKI et al., 2016)</text:span><text:bookmark-end text:name="__UnoMark__5347_1831103198"/><text:span text:style-name="T69">⁠.</text:span><text:span text:style-name="T55">The reduced precipitation and the consequent appeareance of new strategies and/or increase in abundance of prevously rare trait values occurrence show, </text:span><text:span text:style-name="T62">in accordance</text:span><text:span text:style-name="T55"> with literature, that rare species (or rare combination of traits in our case</text:span><text:span text:style-name="T58">)</text:span><text:span text:style-name="T55">, contribute significantly to long term and large-scale ecosystem functioning, providing, in variable environments, </text:span><text:span text:style-name="T58">community </text:span><text:span text:style-name="T55">insurance,</text:span><text:span text:style-name="T56"> </text:span><text:span text:style-name="T58">th</text:span><text:span text:style-name="T64">at</text:span><text:span text:style-name="T58"> is, providind distinct </text:span><text:span text:style-name="T56">functional traits values that are able to support the main ecosystem processes under future environmental conditions</text:span><text:span text:style-name="T55"> </text:span><text:reference-mark-start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id&quot;: &quot;ITEM-2&quot;, &quot;itemData&quot;: {&quot;DOI&quot;: &quot;10.1111/btp.12453&quot;, &quot;ISSN&quot;: &quot;17447429&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2&quot;, &quot;issue&quot;: &quot;June&quot;, &quot;issued&quot;: {&quot;date-parts&quot;: [[&quot;2017&quot;]]}, &quot;title&quot;: &quot;Biodiversity in species, traits, and structure determines carbon stocks and uptake in tropical forests&quot;, &quot;type&quot;: &quot;article-journal&quot;}, &quot;uris&quot;: [&quot;http://www.mendeley.com/documents/?uuid=4d5326c3-9b43-4c74-96bb-634f3ea74ac7&quot;]}, {&quot;id&quot;: &quot;ITEM-3&quot;, &quot;itemData&quot;: {&quot;DOI&quot;: &quot;10.1002/ece3.915&quot;, &quot;ISBN&quot;: &quot;2045-7758&quot;, &quot;ISSN&quot;: &quot;20457758&quot;, &quot;PMID&quot;: &quot;24455165&quot;, &quot;abstract&quot;: &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 &quot;author&quot;: [{&quot;dropping-particle&quot;: &quot;&quot;, &quot;family&quot;: &quot;Jain&quot;, &quot;given&quot;: &quot;Meha&quot;, &quot;non-dropping-particle&quot;: &quot;&quot;, &quot;parse-names&quot;: false, &quot;suffix&quot;: &quot;&quot;}, {&quot;dropping-particle&quot;: &quot;&quot;, &quot;family&quot;: &quot;Flynn&quot;, &quot;given&quot;: &quot;Dan F B&quot;, &quot;non-dropping-particle&quot;: &quot;&quot;, &quot;parse-names&quot;: false, &quot;suffix&quot;: &quot;&quot;}, {&quot;dropping-particle&quot;: &quot;&quot;, &quot;family&quot;: &quot;Prager&quot;, &quot;given&quot;: &quot;Case M.&quot;, &quot;non-dropping-particle&quot;: &quot;&quot;, &quot;parse-names&quot;: false, &quot;suffix&quot;: &quot;&quot;}, {&quot;dropping-particle&quot;: &quot;&quot;, &quot;family&quot;: &quot;Hart&quot;, &quot;given&quot;: &quot;Georgia M.&quot;, &quot;non-dropping-particle&quot;: &quot;&quot;, &quot;parse-names&quot;: false, &quot;suffix&quot;: &quot;&quot;}, {&quot;dropping-particle&quot;: &quot;&quot;, &quot;family&quot;: &quot;Devan&quot;, &quot;given&quot;: &quot;Caroline M.&quot;, &quot;non-dropping-particle&quot;: &quot;&quot;, &quot;parse-names&quot;: false, &quot;suffix&quot;: &quot;&quot;}, {&quot;dropping-particle&quot;: &quot;&quot;, &quot;family&quot;: &quot;Ahrestani&quot;, &quot;given&quot;: &quot;Farshid S.&quot;, &quot;non-dropping-particle&quot;: &quot;&quot;, &quot;parse-names&quot;: false, &quot;suffix&quot;: &quot;&quot;}, {&quot;dropping-particle&quot;: &quot;&quot;, &quot;family&quot;: &quot;Palmer&quot;, &quot;given&quot;: &quot;Matthew I.&quot;, &quot;non-dropping-particle&quot;: &quot;&quot;, &quot;parse-names&quot;: false, &quot;suffix&quot;: &quot;&quot;}, {&quot;dropping-particle&quot;: &quot;&quot;, &quot;family&quot;: &quot;Bunker&quot;, &quot;given&quot;: &quot;Daniel E.&quot;, &quot;non-dropping-particle&quot;: &quot;&quot;, &quot;parse-names&quot;: false, &quot;suffix&quot;: &quot;&quot;}, {&quot;dropping-particle&quot;: &quot;&quot;, &quot;family&quot;: &quot;Knops&quot;, &quot;given&quot;: &quot;Johannes M H&quot;, &quot;non-dropping-particle&quot;: &quot;&quot;, &quot;parse-names&quot;: false, &quot;suffix&quot;: &quot;&quot;}, {&quot;dropping-particle&quot;: &quot;&quot;, &quot;family&quot;: &quot;Jouseau&quot;, &quot;given&quot;: &quot;Claire F.&quot;, &quot;non-dropping-particle&quot;: &quot;&quot;, &quot;parse-names&quot;: false, &quot;suffix&quot;: &quot;&quot;}, {&quot;dropping-particle&quot;: &quot;&quot;, &quot;family&quot;: &quot;Naeem&quot;, &quot;given&quot;: &quot;Shahid&quot;, &quot;non-dropping-particle&quot;: &quot;&quot;, &quot;parse-names&quot;: false, &quot;suffix&quot;: &quot;&quot;}], &quot;container-title&quot;: &quot;Ecology and Evolution&quot;, &quot;id&quot;: &quot;ITEM-3&quot;, &quot;issue&quot;: &quot;1&quot;, &quot;issued&quot;: {&quot;date-parts&quot;: [[&quot;2014&quot;]]}, &quot;page&quot;: &quot;104-112&quot;, &quot;title&quot;: &quot;The importance of rare species: A trait-based assessment of rare species contributions to functional diversity and possible ecosystem function in tall-grass prairies&quot;, &quot;type&quot;: &quot;article-journal&quot;, &quot;volume&quot;: &quot;4&quot;}, &quot;uris&quot;: [&quot;http://www.mendeley.com/documents/?uuid=f9136df2-a104-418d-a7e3-490ceb37091e&quot;]}, {&quot;id&quot;: &quot;ITEM-4&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Abstract. Community assembly theory suggests that two processes affect the distribution of trait values within communities: competition and habitat filtering. Within a local community, competition leads to ecological differentiation of coexisting species, while habitat filtering reduces the spread of trait values, reflecting shared ecological tolerances. Many statistical tests for the effects of competition exist in the literature, but measures of habitat filtering are less well-developed. Here, we present convex hull volume, a construct from computational geometry, which provides an ?-dimensional measure of the volume of trait space occupied by species in a community. Combined with ecological null models, this measure offers a useful test for habitat filtering. We use convex hull volume and a null model to analyze California woody-plant trait and community data. Our results show that observed plant communities occupy less trait space than expected from random assembly, a result consistent with habitat filtering.&quot;, &quot;author&quot;: [{&quot;dropping-particle&quot;: &quot;&quot;, &quot;family&quot;: &quot;Cornwell&quot;, &quot;given&quot;: &quot;William K&quot;, &quot;non-dropping-particle&quot;: &quot;&quot;, &quot;parse-names&quot;: false, &quot;suffix&quot;: &quot;&quot;}, {&quot;dropping-particle&quot;: &quot;&quot;, &quot;family&quot;: &quot;Schwilk&quot;, &quot;given&quot;: &quot;Dylan W&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ckerly3&quot;, &quot;given&quot;: &quot;David D&quot;, &quot;non-dropping-particle&quot;: &quot;&quot;, &quot;parse-names&quot;: false, &quot;suffix&quot;: &quot;&quot;}], &quot;container-title&quot;: &quot;Source: Ecology Ecology&quot;, &quot;id&quot;: &quot;ITEM-4&quot;, &quot;issue&quot;: &quot;876&quot;, &quot;issued&quot;: {&quot;date-parts&quot;: [[&quot;2006&quot;]]}, &quot;page&quot;: &quot;1465-1471&quot;, &quot;title&quot;: &quot;A Trait-Based Test for Habitat Filtering: Convex Hull Volume&quot;, &quot;type&quot;: &quot;article-journal&quot;, &quot;volume&quot;: &quot;87&quot;}, &quot;uris&quot;: [&quot;http://www.mendeley.com/documents/?uuid=53e5e43b-2d69-48b1-9f78-e0f4fe9513ca&quot;]}], &quot;mendeley&quot;: {&quot;formattedCitation&quot;: &quot;(CORNWELL et al., 2006; JAIN et al., 2014; MOUILLOT et al., 2013; VAN DER SANDE et al., 2017)&quot;, &quot;plainTextFormattedCitation&quot;: &quot;(CORNWELL et al., 2006; JAIN et al., 2014; MOUILLOT et al., 2013; VAN DER SANDE et al., 2017)&quot;, &quot;previouslyFormattedCitation&quot;: &quot;(JAIN et al., 2014; MOUILLOT et al., 2013; VAN DER SANDE et al., 2017)&quot;}, &quot;properties&quot;: {&quot;noteIndex&quot;: 0}, &quot;schema&quot;: &quot;https://github.com/citation-style-language/schema/raw/master/csl-citation.json&quot;} RNDPRTOnuEKG3"/><text:span text:style-name="T55">(CORNWELL et al., 2006; JAIN et al., 2014; MOUILLOT et al., 2013; VAN DER SANDE et al., 2017)</text:span><text:reference-mark-end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id&quot;: &quot;ITEM-2&quot;, &quot;itemData&quot;: {&quot;DOI&quot;: &quot;10.1111/btp.12453&quot;, &quot;ISSN&quot;: &quot;17447429&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2&quot;, &quot;issue&quot;: &quot;June&quot;, &quot;issued&quot;: {&quot;date-parts&quot;: [[&quot;2017&quot;]]}, &quot;title&quot;: &quot;Biodiversity in species, traits, and structure determines carbon stocks and uptake in tropical forests&quot;, &quot;type&quot;: &quot;article-journal&quot;}, &quot;uris&quot;: [&quot;http://www.mendeley.com/documents/?uuid=4d5326c3-9b43-4c74-96bb-634f3ea74ac7&quot;]}, {&quot;id&quot;: &quot;ITEM-3&quot;, &quot;itemData&quot;: {&quot;DOI&quot;: &quot;10.1002/ece3.915&quot;, &quot;ISBN&quot;: &quot;2045-7758&quot;, &quot;ISSN&quot;: &quot;20457758&quot;, &quot;PMID&quot;: &quot;24455165&quot;, &quot;abstract&quot;: &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 &quot;author&quot;: [{&quot;dropping-particle&quot;: &quot;&quot;, &quot;family&quot;: &quot;Jain&quot;, &quot;given&quot;: &quot;Meha&quot;, &quot;non-dropping-particle&quot;: &quot;&quot;, &quot;parse-names&quot;: false, &quot;suffix&quot;: &quot;&quot;}, {&quot;dropping-particle&quot;: &quot;&quot;, &quot;family&quot;: &quot;Flynn&quot;, &quot;given&quot;: &quot;Dan F B&quot;, &quot;non-dropping-particle&quot;: &quot;&quot;, &quot;parse-names&quot;: false, &quot;suffix&quot;: &quot;&quot;}, {&quot;dropping-particle&quot;: &quot;&quot;, &quot;family&quot;: &quot;Prager&quot;, &quot;given&quot;: &quot;Case M.&quot;, &quot;non-dropping-particle&quot;: &quot;&quot;, &quot;parse-names&quot;: false, &quot;suffix&quot;: &quot;&quot;}, {&quot;dropping-particle&quot;: &quot;&quot;, &quot;family&quot;: &quot;Hart&quot;, &quot;given&quot;: &quot;Georgia M.&quot;, &quot;non-dropping-particle&quot;: &quot;&quot;, &quot;parse-names&quot;: false, &quot;suffix&quot;: &quot;&quot;}, {&quot;dropping-particle&quot;: &quot;&quot;, &quot;family&quot;: &quot;Devan&quot;, &quot;given&quot;: &quot;Caroline M.&quot;, &quot;non-dropping-particle&quot;: &quot;&quot;, &quot;parse-names&quot;: false, &quot;suffix&quot;: &quot;&quot;}, {&quot;dropping-particle&quot;: &quot;&quot;, &quot;family&quot;: &quot;Ahrestani&quot;, &quot;given&quot;: &quot;Farshid S.&quot;, &quot;non-dropping-particle&quot;: &quot;&quot;, &quot;parse-names&quot;: false, &quot;suffix&quot;: &quot;&quot;}, {&quot;dropping-particle&quot;: &quot;&quot;, &quot;family&quot;: &quot;Palmer&quot;, &quot;given&quot;: &quot;Matthew I.&quot;, &quot;non-dropping-particle&quot;: &quot;&quot;, &quot;parse-names&quot;: false, &quot;suffix&quot;: &quot;&quot;}, {&quot;dropping-particle&quot;: &quot;&quot;, &quot;family&quot;: &quot;Bunker&quot;, &quot;given&quot;: &quot;Daniel E.&quot;, &quot;non-dropping-particle&quot;: &quot;&quot;, &quot;parse-names&quot;: false, &quot;suffix&quot;: &quot;&quot;}, {&quot;dropping-particle&quot;: &quot;&quot;, &quot;family&quot;: &quot;Knops&quot;, &quot;given&quot;: &quot;Johannes M H&quot;, &quot;non-dropping-particle&quot;: &quot;&quot;, &quot;parse-names&quot;: false, &quot;suffix&quot;: &quot;&quot;}, {&quot;dropping-particle&quot;: &quot;&quot;, &quot;family&quot;: &quot;Jouseau&quot;, &quot;given&quot;: &quot;Claire F.&quot;, &quot;non-dropping-particle&quot;: &quot;&quot;, &quot;parse-names&quot;: false, &quot;suffix&quot;: &quot;&quot;}, {&quot;dropping-particle&quot;: &quot;&quot;, &quot;family&quot;: &quot;Naeem&quot;, &quot;given&quot;: &quot;Shahid&quot;, &quot;non-dropping-particle&quot;: &quot;&quot;, &quot;parse-names&quot;: false, &quot;suffix&quot;: &quot;&quot;}], &quot;container-title&quot;: &quot;Ecology and Evolution&quot;, &quot;id&quot;: &quot;ITEM-3&quot;, &quot;issue&quot;: &quot;1&quot;, &quot;issued&quot;: {&quot;date-parts&quot;: [[&quot;2014&quot;]]}, &quot;page&quot;: &quot;104-112&quot;, &quot;title&quot;: &quot;The importance of rare species: A trait-based assessment of rare species contributions to functional diversity and possible ecosystem function in tall-grass prairies&quot;, &quot;type&quot;: &quot;article-journal&quot;, &quot;volume&quot;: &quot;4&quot;}, &quot;uris&quot;: [&quot;http://www.mendeley.com/documents/?uuid=f9136df2-a104-418d-a7e3-490ceb37091e&quot;]}, {&quot;id&quot;: &quot;ITEM-4&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Abstract. Community assembly theory suggests that two processes affect the distribution of trait values within communities: competition and habitat filtering. Within a local community, competition leads to ecological differentiation of coexisting species, while habitat filtering reduces the spread of trait values, reflecting shared ecological tolerances. Many statistical tests for the effects of competition exist in the literature, but measures of habitat filtering are less well-developed. Here, we present convex hull volume, a construct from computational geometry, which provides an ?-dimensional measure of the volume of trait space occupied by species in a community. Combined with ecological null models, this measure offers a useful test for habitat filtering. We use convex hull volume and a null model to analyze California woody-plant trait and community data. Our results show that observed plant communities occupy less trait space than expected from random assembly, a result consistent with habitat filtering.&quot;, &quot;author&quot;: [{&quot;dropping-particle&quot;: &quot;&quot;, &quot;family&quot;: &quot;Cornwell&quot;, &quot;given&quot;: &quot;William K&quot;, &quot;non-dropping-particle&quot;: &quot;&quot;, &quot;parse-names&quot;: false, &quot;suffix&quot;: &quot;&quot;}, {&quot;dropping-particle&quot;: &quot;&quot;, &quot;family&quot;: &quot;Schwilk&quot;, &quot;given&quot;: &quot;Dylan W&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ckerly3&quot;, &quot;given&quot;: &quot;David D&quot;, &quot;non-dropping-particle&quot;: &quot;&quot;, &quot;parse-names&quot;: false, &quot;suffix&quot;: &quot;&quot;}], &quot;container-title&quot;: &quot;Source: Ecology Ecology&quot;, &quot;id&quot;: &quot;ITEM-4&quot;, &quot;issue&quot;: &quot;876&quot;, &quot;issued&quot;: {&quot;date-parts&quot;: [[&quot;2006&quot;]]}, &quot;page&quot;: &quot;1465-1471&quot;, &quot;title&quot;: &quot;A Trait-Based Test for Habitat Filtering: Convex Hull Volume&quot;, &quot;type&quot;: &quot;article-journal&quot;, &quot;volume&quot;: &quot;87&quot;}, &quot;uris&quot;: [&quot;http://www.mendeley.com/documents/?uuid=53e5e43b-2d69-48b1-9f78-e0f4fe9513ca&quot;]}], &quot;mendeley&quot;: {&quot;formattedCitation&quot;: &quot;(CORNWELL et al., 2006; JAIN et al., 2014; MOUILLOT et al., 2013; VAN DER SANDE et al., 2017)&quot;, &quot;plainTextFormattedCitation&quot;: &quot;(CORNWELL et al., 2006; JAIN et al., 2014; MOUILLOT et al., 2013; VAN DER SANDE et al., 2017)&quot;, &quot;previouslyFormattedCitation&quot;: &quot;(JAIN et al., 2014; MOUILLOT et al., 2013; VAN DER SANDE et al., 2017)&quot;}, &quot;properties&quot;: {&quot;noteIndex&quot;: 0}, &quot;schema&quot;: &quot;https://github.com/citation-style-language/schema/raw/master/csl-citation.json&quot;} RNDPRTOnuEKG3"/><text:span text:style-name="T55">⁠. </text:span><text:span text:style-name="T69">This compensatory dynamics with shift in </text:span><text:soft-page-break/><text:span text:style-name="T69">functional composition and in dominance was found in another modelling study for Amazon basin </text:span><text:bookmark-start text:name="__UnoMark__5351_1831103198"/><text:bookmark-start text:name="__UnoMark__5253_1831103198"/><text:bookmark-start text:name="__UnoMark__5356_1831103198"/><text:bookmark-start text:name="__UnoMark__5358_1831103198"/><text:span text:style-name="T69">(SAKSCHEWSKI et al., 2016)</text:span><text:bookmark-end text:name="__UnoMark__5351_1831103198"/><text:bookmark-end text:name="__UnoMark__5253_1831103198"/><text:bookmark-end text:name="__UnoMark__5356_1831103198"/><text:bookmark-end text:name="__UnoMark__5358_1831103198"/><text:span text:style-name="T69">⁠ and also in observational or experimental studies in tropical forests </text:span><text:bookmark-start text:name="__UnoMark__5361_1831103198"/><text:span text:style-name="T69">(ENQUIST et al., 2017; ENQUIST; ENQUIST, 2011; ESQUIVEL-MUELBERT et al., 2018).</text:span><text:bookmark-end text:name="__UnoMark__5361_1831103198"/><text:span text:style-name="T75">\\\\\\\\\\\\\</text:span></text:p>
      <text:p text:style-name="P6"><text:span text:style-name="T53"><text:tab/><text:tab/>Together, the change in functional composition and in dominance provoked a <text:s/>change in all the components of functional diversity. This is seen through the indices resulted from our analysis that compare, before and after the disturbance, the dissimilarity between the curves (in the case of the single-trait analysis; </text:span><text:span text:style-name="T65">Table 5</text:span><text:span text:style-name="T53">) and the similarity between the hypervolumes (in the case of multi-trait analysis; Jaccard index equal to 0.036). Regarding to functional richness, we found for all the traits an unexpected and significant increase in this functional component derived from a higher occupancy of the functional space (Fig. </text:span><text:span text:style-name="T65">5</text:span><text:span text:style-name="T53">) what, in its turn, led to an increase in the hypervolume occupied by all the strategies (</text:span><text:span text:style-name="T65">an increase in more than 96% of volume s</text:span><text:span text:style-name="T78">ize</text:span><text:span text:style-name="T85">). This is contrary to the hypothesis that a more </text:span><text:span text:style-name="T80">harsh</text:span><text:span text:style-name="T85"> environment would decrease functional richness by selecting for a narrow range of strategie</text:span><text:bookmark text:name="__UnoMark__5575_3125001211"/><text:span text:style-name="T85">s</text:span><text:bookmark text:name="__UnoMark__5572_3125001211"/><text:bookmark text:name="__UnoMark__5554_3125001211"/><text:span text:style-name="T85"> </text:span><text:span text:style-name="T82">because of the environmental filtering</text:span><text:span text:style-name="T85"> </text:span><text:bookmark-start text:name="__UnoMark__8891_1941333831"/><text:bookmark-start text:name="__UnoMark__8896_1941333831"/><text:bookmark-start text:name="__UnoMark__8898_1941333831"/><text:bookmark-start text:name="__UnoMark__8911_1941333831"/><text:span text:style-name="T85">(CORNWELL et al., 2006; FUNK et al., 2017; PERRONNE; GABA, 2017)</text:span><text:bookmark-end text:name="__UnoMark__8891_1941333831"/><text:bookmark-end text:name="__UnoMark__8896_1941333831"/><text:bookmark-end text:name="__UnoMark__8898_1941333831"/><text:bookmark-end text:name="__UnoMark__8911_1941333831"/><text:span text:style-name="T85">⁠. However </text:span><text:span text:style-name="T84">some </text:span><text:span text:style-name="T78">points</text:span><text:span text:style-name="T84"> are needed to </text:span><text:span text:style-name="T78">be taken into account</text:span><text:span text:style-name="T84">: first, the increase in functional richness does not mea</text:span><text:span text:style-name="T59">n that the number of survival PLSs has increased, it actually decreased, what we found was only a change on the functional space occupation, </text:span><text:span text:style-name="T65">derived from the compensatory dynamics</text:span><text:span text:style-name="T59">.</text:span><text:span text:style-name="T53"> </text:span><text:span text:style-name="T67">Also, t</text:span><text:span text:style-name="T53">he above cited compensatory dynamics is a possible explanation for the increase in the functional space occupation. <text:s/></text:span><text:span text:style-name="T73">It is also essential to consider that the analysis made for functional diversity has considered the whole amazon basin as a unique </text:span><text:span text:style-name="T74">ecological unit (see the last paragraph for a discusson on the consequences of this approach framework </text:span><text:span text:style-name="T76">and alternatives</text:span><text:span text:style-name="T74">)</text:span><text:span text:style-name="T73">. With the reduction on precipitation an increase on heterogenety of habit</text:span><text:span text:style-name="T60">ats was created, since the reduction of precipitation on areas where the precipitation was already low may create an habitat that support a very different type of community, for example, ones that can deal with a small amount of water. </text:span></text:p>
      <text:p text:style-name="P1"><text:span text:style-name="T53"><text:tab/>The evennes (i.e. the abundance regularity in the frequency distribution of the trait values in a trait space) has also showed an increase for all the six functional traits (Table </text:span><text:span text:style-name="T66">5</text:span><text:span text:style-name="T53">) what means that the reduced precipitation made that the distribution of trait values in the trait space </text:span><text:span text:style-name="T66">to </text:span><text:span text:style-name="T53">bec</text:span><text:span text:style-name="T66">o</text:span><text:span text:style-name="T53">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53">(DE LA RIVA et al., 2017; MASON et al., 2005)</text:span><text:bookmark-end text:name="__UnoMark__8901_1941333831"/><text:span text:style-name="T53">⁠.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1"><text:soft-page-break/><text:span text:style-name="T53"><text:tab/></text:span><text:span text:style-name="T85">The divergence (i.e. the degree to which the frequency of trait values occurs at the extremities of the functional space) has </text:span><text:span text:style-name="T80">decreased</text:span><text:span text:style-name="T85"> for all the traits except for leaf </text:span><text:span text:style-name="T80">allocation (Table 5</text:span><text:span text:style-name="T85">).The </text:span><text:span text:style-name="T80">decrease</text:span><text:span text:style-name="T85">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85">(MASON et al., 2005)</text:span><text:bookmark-end text:name="__UnoMark__8905_1941333831"/><text:span text:style-name="T85">⁠. In that sense, </text:span><text:span text:style-name="T80">low</text:span><text:span text:style-name="T85"> divergence could be a result of different, or even contrasting, strategies being able to deal with </text:span><text:span text:style-name="T87">the new conditions</text:span><text:span text:style-name="T85"> </text:span><text:bookmark-start text:name="__UnoMark__8910_1941333831"/><text:bookmark-start text:name="__UnoMark__8753_1941333831"/><text:bookmark-start text:name="__UnoMark__8909_1941333831"/><text:span text:style-name="T85">(FUNK et al., 2017)</text:span><text:bookmark-end text:name="__UnoMark__8910_1941333831"/><text:bookmark-end text:name="__UnoMark__8753_1941333831"/><text:bookmark-end text:name="__UnoMark__8909_1941333831"/><text:span text:style-name="T85">⁠. </text:span><text:span text:style-name="T88"><office:annotation><dc:creator>Bianca Rius</dc:creator><dc:date>2020-01-28T22:22:30.352711860</dc:date><loext:sender-initials>BR</loext:sender-initials><text:p text:style-name="P14"><text:span text:style-name="T106">David to quebrando a cabeça mas não consigo explicar porque a divergencia aumentou na alocação pras folhas. Pensei talvez que pode ser uma maneira de manter a fotossíntese já que a média diminuiu.</text:span></text:p></office:annotation></text:span></text:p>
      <text:p text:style-name="P1"><text:tab/><text:span text:style-name="T53">In summary our results suggest that changes in precipitation are important in </text:span><text:span text:style-name="T66">functionally </text:span><text:span text:style-name="T53">structuring communities, that in its turn can rearrange through compensatory dynamics and minimize the adverse effects of those changes on ecosystem functioning </text:span><text:bookmark-start text:name="__UnoMark__4793_2387263433"/><text:bookmark-start text:name="__UnoMark__4794_2387263433"/><text:span text:style-name="T53">(FAUSET et al., 2012)</text:span><text:bookmark-end text:name="__UnoMark__4793_2387263433"/><text:bookmark-end text:name="__UnoMark__4794_2387263433"/><text:span text:style-name="T53">⁠. However, the long-term effects of these rearrangements </text:span><text:span text:style-name="T66">remain uncertain. As aforementioned because of the functional </text:span><text:span text:style-name="T68">modification,</text:span><text:span text:style-name="T66"> the carbon storage can decrease the sink ecosystems capacity; </text:span><text:span text:style-name="T53">other important ecosystem functions, like evapotranspiration rate, may be </text:span><text:span text:style-name="T68">also shifted</text:span><text:span text:style-name="T53"> with the new functional composition and structure, generating </text:span><text:span text:style-name="T68">changes on the</text:span><text:span text:style-name="T53"> feedbacks </text:span><text:span text:style-name="T68">with the</text:span><text:span text:style-name="T53"> the water cycle. In that sense, many of the issues regarding to the climate changes impacts on functional diversity and its consequences for ecosystem functioning remain unanswered. </text:span></text:p>
      <text:p text:style-name="P1"><text:tab/><text:span text:style-name="T101">Despite the interesting and innovative results found in this study some considerations need to be done. First, in order to analyse the different functional diversity facets, structure and composition, we have considered the whole Amazon basin as a unique </text:span><text:span text:style-name="T103">ecological unit</text:span><text:span text:style-name="T101">; however Amazon presents a high ecosystem heterogeneity caused by many abiot</text:span><text:span text:style-name="T102">i</text:span><text:span text:style-name="T101">cs factors such as edaphics, altitude, <text:s/>dry season lenght </text:span><text:span text:style-name="T103">and </text:span><text:span text:style-name="T101">temperature that impacts the </text:span><text:span text:style-name="T103">diversity and </text:span><text:span text:style-name="T101">dynamics of the communities depending on the region </text:span><text:bookmark-start text:name="__UnoMark__4749_2387263433"/><text:bookmark-start text:name="__UnoMark__4779_2387263433"/><text:bookmark-start text:name="__UnoMark__4784_2387263433"/><text:bookmark-start text:name="__UnoMark__4786_2387263433"/><text:span text:style-name="T95">(LEVINE et al., 2016)</text:span><text:bookmark-end text:name="__UnoMark__4749_2387263433"/><text:bookmark-end text:name="__UnoMark__4779_2387263433"/><text:bookmark-end text:name="__UnoMark__4784_2387263433"/><text:bookmark-end text:name="__UnoMark__4786_2387263433"/><text:span text:style-name="T101">⁠. The lack of regionality distinction may have led to an overestimation of the functional diversity, especially regarding to the diversity of trait values </text:span><text:span text:style-name="T102">in the drought scenario</text:span><text:span text:style-name="T101">. Further studies should, in that sense, consider the different regions of Amazon in order to understand if </text:span><text:span text:style-name="T103">they</text:span><text:span text:style-name="T101"> respond differently to changes in environmental conditions and how the different responses affects Amazon basin as a whole. Another </text:span><text:span text:style-name="T104">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text:span></text:p>
      <text:p text:style-name="P12"><text:soft-page-break/><text:tab/><text:tab/><text:tab/><text:tab/><text:tab/><text:tab/><text:tab/><text:tab/><text:tab/></text:p>
      <text:p text:style-name="P9">⁠</text:p>
      <text:p text:style-name="P5"><text:span text:style-name="Ref._20_de_20_comentário"><text:span text:style-name="T99"><text:tab/><text:tab/></text:span></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weight="bold"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136" style:display-name="ListLabel 136" style:family="text">
      <style:text-properties fo:font-weight="bold" style:font-weight-asian="bold"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fo:font-weight="bold" style:font-weight-asian="bold"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fo:font-weight="bold" style:font-weight-asian="bold"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Ref._20_de_20_comentário" style:display-name="Ref. de comentário" style:family="text">
      <style:text-properties fo:font-size="8pt" style:font-size-asian="8pt" style:font-size-complex="8pt"/>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9:25:11</meta:creation-date>
    <meta:initial-creator>Bianca Rius</meta:initial-creator>
    <dc:language>en-US</dc:language>
    <dc:creator>Bianca Rius</dc:creator>
    <dc:date>2020-01-29T02:17:00.448468719</dc:date>
    <meta:editing-cycles>46</meta:editing-cycles>
    <meta:editing-duration>P1DT4H56M57S</meta:editing-duration>
    <meta:generator>LibreOffice/6.0.3.2$Linux_X86_64 LibreOffice_project/00m0$Build-2</meta:generator>
    <meta:document-statistic meta:table-count="0" meta:image-count="0" meta:object-count="0" meta:page-count="6" meta:paragraph-count="17" meta:word-count="2347" meta:character-count="15223" meta:non-whitespace-character-count="12853"/>
    <meta:user-defined meta:name="Mendeley Citation Style_1">http://www.zotero.org/styles/universidade-estadual-paulista-campus-de-dracena-abnt</meta:user-defined>
    <meta:user-defined meta:name="Mendeley Document_1">True</meta:user-defined>
    <meta:user-defined meta:name="Mendeley Unique User Id_1">749d104f-7c44-33fc-be0f-8ae5ad177ee8</meta:user-defined>
  </office:meta>
</office:document-meta>
</file>